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1.87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car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insert into developer.car (vin, spz, "NAME", mileage) values (</text:p>
          </table:table-cell>
          <table:table-cell table:number-columns-repeated="4"/>
          <table:table-cell office:value-type="string">
            <text:p>'</text:p>
          </table:table-cell>
          <table:table-cell office:value-type="string">
            <text:p>)</text:p>
          </table:table-cell>
          <table:table-cell office:value-type="string">
            <text:p>',</text:p>
          </table:table-cell>
          <table:table-cell office:value-type="string">
            <text:p>;</text:p>
          </table:table-cell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SJNFDAE11U1286116</text:p>
          </table:table-cell>
          <table:table-cell office:value-type="string">
            <text:p>2AH 9013</text:p>
          </table:table-cell>
          <table:table-cell office:value-type="string">
            <text:p>Honda Wow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CONCATENATE([.$B$1];[.$G$1];[.F4];[.$I$1];[.$G$1];[.G4];[.$I$1];[.$G$1];[.H4];[.$I$1];[.I4];[.$H$1] ;[.$J$1])" office:value-type="string" office:string-value="insert into developer.car (vin, spz, &quot;NAME&quot;, mileage) values ('SJNFDAE11U1286116','2AH 9013','Honda Wow',120);">
            <text:p>insert into developer.car (vin, spz, "NAME", mileage) values ('SJNFDAE11U1286116','2AH 9013','Honda Wow',120);</text:p>
          </table:table-cell>
        </table:table-row>
        <table:table-row table:style-name="ro1">
          <table:table-cell table:number-columns-repeated="5"/>
          <table:table-cell office:value-type="string">
            <text:p>SJNFDAE11U1286124</text:p>
          </table:table-cell>
          <table:table-cell office:value-type="string">
            <text:p>2AM1122</text:p>
          </table:table-cell>
          <table:table-cell office:value-type="string">
            <text:p>Honda Urban SUV</text:p>
          </table:table-cell>
          <table:table-cell office:value-type="float" office:value="1680">
            <text:p>1680</text:p>
          </table:table-cell>
          <table:table-cell table:number-columns-repeated="2"/>
          <table:table-cell table:formula="of:=CONCATENATE([.$B$1];[.$G$1];[.F5];[.$I$1];[.$G$1];[.G5];[.$I$1];[.$G$1];[.H5];[.$I$1];[.I5];[.$H$1] ;[.$J$1])" office:value-type="string" office:string-value="insert into developer.car (vin, spz, &quot;NAME&quot;, mileage) values ('SJNFDAE11U1286124','2AM1122','Honda Urban SUV',1680);">
            <text:p>insert into developer.car (vin, spz, "NAME", mileage) values ('SJNFDAE11U1286124','2AM1122','Honda Urban SUV',1680);</text:p>
          </table:table-cell>
        </table:table-row>
        <table:table-row table:style-name="ro1">
          <table:table-cell table:number-columns-repeated="5"/>
          <table:table-cell office:value-type="string">
            <text:p>SJNFDAE11U1286132</text:p>
          </table:table-cell>
          <table:table-cell office:value-type="string">
            <text:p>2AM1122</text:p>
          </table:table-cell>
          <table:table-cell office:value-type="string">
            <text:p>Honda SUT</text:p>
          </table:table-cell>
          <table:table-cell office:value-type="float" office:value="1800">
            <text:p>1800</text:p>
          </table:table-cell>
          <table:table-cell table:number-columns-repeated="2"/>
          <table:table-cell table:formula="of:=CONCATENATE([.$B$1];[.$G$1];[.F6];[.$I$1];[.$G$1];[.G6];[.$I$1];[.$G$1];[.H6];[.$I$1];[.I6];[.$H$1] ;[.$J$1])" office:value-type="string" office:string-value="insert into developer.car (vin, spz, &quot;NAME&quot;, mileage) values ('SJNFDAE11U1286132','2AM1122','Honda SUT',1800);">
            <text:p>insert into developer.car (vin, spz, "NAME", mileage) values ('SJNFDAE11U1286132','2AM1122','Honda SUT',1800);</text:p>
          </table:table-cell>
        </table:table-row>
        <table:table-row table:style-name="ro1">
          <table:table-cell table:number-columns-repeated="5"/>
          <table:table-cell office:value-type="string">
            <text:p>SJNFDAE11U1286251</text:p>
          </table:table-cell>
          <table:table-cell office:value-type="string">
            <text:p>8A8-2211</text:p>
          </table:table-cell>
          <table:table-cell office:value-type="string">
            <text:p>Honda Step Bus</text:p>
          </table:table-cell>
          <table:table-cell office:value-type="float" office:value="480">
            <text:p>480</text:p>
          </table:table-cell>
          <table:table-cell table:number-columns-repeated="2"/>
          <table:table-cell table:formula="of:=CONCATENATE([.$B$1];[.$G$1];[.F7];[.$I$1];[.$G$1];[.G7];[.$I$1];[.$G$1];[.H7];[.$I$1];[.I7];[.$H$1] ;[.$J$1])" office:value-type="string" office:string-value="insert into developer.car (vin, spz, &quot;NAME&quot;, mileage) values ('SJNFDAE11U1286251','8A8-2211','Honda Step Bus',480);">
            <text:p>insert into developer.car (vin, spz, "NAME", mileage) values ('SJNFDAE11U1286251','8A8-2211','Honda Step Bus',480);</text:p>
          </table:table-cell>
        </table:table-row>
        <table:table-row table:style-name="ro1">
          <table:table-cell table:number-columns-repeated="5"/>
          <table:table-cell office:value-type="string">
            <text:p>SJNFDAE11U1286256</text:p>
          </table:table-cell>
          <table:table-cell office:value-type="string">
            <text:p>1H86787</text:p>
          </table:table-cell>
          <table:table-cell office:value-type="string">
            <text:p>Honda SSM</text:p>
          </table:table-cell>
          <table:table-cell office:value-type="float" office:value="600">
            <text:p>600</text:p>
          </table:table-cell>
          <table:table-cell table:number-columns-repeated="2"/>
          <table:table-cell table:formula="of:=CONCATENATE([.$B$1];[.$G$1];[.F8];[.$I$1];[.$G$1];[.G8];[.$I$1];[.$G$1];[.H8];[.$I$1];[.I8];[.$H$1] ;[.$J$1])" office:value-type="string" office:string-value="insert into developer.car (vin, spz, &quot;NAME&quot;, mileage) values ('SJNFDAE11U1286256','1H86787','Honda SSM',600);">
            <text:p>insert into developer.car (vin, spz, "NAME", mileage) values ('SJNFDAE11U1286256','1H86787','Honda SSM',600);</text:p>
          </table:table-cell>
        </table:table-row>
        <table:table-row table:style-name="ro1">
          <table:table-cell table:number-columns-repeated="5"/>
          <table:table-cell office:value-type="string">
            <text:p>SJNFDAE11U1286261</text:p>
          </table:table-cell>
          <table:table-cell office:value-type="string">
            <text:p>4C89742</text:p>
          </table:table-cell>
          <table:table-cell office:value-type="string">
            <text:p>Honda Small Hybrid Sports</text:p>
          </table:table-cell>
          <table:table-cell office:value-type="float" office:value="720">
            <text:p>720</text:p>
          </table:table-cell>
          <table:table-cell table:number-columns-repeated="2"/>
          <table:table-cell table:formula="of:=CONCATENATE([.$B$1];[.$G$1];[.F9];[.$I$1];[.$G$1];[.G9];[.$I$1];[.$G$1];[.H9];[.$I$1];[.I9];[.$H$1] ;[.$J$1])" office:value-type="string" office:string-value="insert into developer.car (vin, spz, &quot;NAME&quot;, mileage) values ('SJNFDAE11U1286261','4C89742','Honda Small Hybrid Sports',720);">
            <text:p>insert into developer.car (vin, spz, "NAME", mileage) values ('SJNFDAE11U1286261','4C89742','Honda Small Hybrid Sports',720);</text:p>
          </table:table-cell>
        </table:table-row>
        <table:table-row table:style-name="ro1">
          <table:table-cell table:number-columns-repeated="5"/>
          <table:table-cell office:value-type="string">
            <text:p>SJNFDAE11U1286277</text:p>
          </table:table-cell>
          <table:table-cell office:value-type="string">
            <text:p>2z30709</text:p>
          </table:table-cell>
          <table:table-cell office:value-type="string">
            <text:p>Honda S360</text:p>
          </table:table-cell>
          <table:table-cell office:value-type="float" office:value="840">
            <text:p>840</text:p>
          </table:table-cell>
          <table:table-cell table:number-columns-repeated="2"/>
          <table:table-cell table:formula="of:=CONCATENATE([.$B$1];[.$G$1];[.F10];[.$I$1];[.$G$1];[.G10];[.$I$1];[.$G$1];[.H10];[.$I$1];[.I10];[.$H$1] ;[.$J$1])" office:value-type="string" office:string-value="insert into developer.car (vin, spz, &quot;NAME&quot;, mileage) values ('SJNFDAE11U1286277','2z30709','Honda S360',840);">
            <text:p>insert into developer.car (vin, spz, "NAME", mileage) values ('SJNFDAE11U1286277','2z30709','Honda S360',840);</text:p>
          </table:table-cell>
        </table:table-row>
        <table:table-row table:style-name="ro1">
          <table:table-cell table:number-columns-repeated="5"/>
          <table:table-cell office:value-type="string">
            <text:p>SJNFDAE11U1289948</text:p>
          </table:table-cell>
          <table:table-cell office:value-type="string">
            <text:p>3c7 4660</text:p>
          </table:table-cell>
          <table:table-cell office:value-type="string">
            <text:p>Honda Remix</text:p>
          </table:table-cell>
          <table:table-cell office:value-type="float" office:value="2280">
            <text:p>2280</text:p>
          </table:table-cell>
          <table:table-cell table:number-columns-repeated="2"/>
          <table:table-cell table:formula="of:=CONCATENATE([.$B$1];[.$G$1];[.F11];[.$I$1];[.$G$1];[.G11];[.$I$1];[.$G$1];[.H11];[.$I$1];[.I11];[.$H$1] ;[.$J$1])" office:value-type="string" office:string-value="insert into developer.car (vin, spz, &quot;NAME&quot;, mileage) values ('SJNFDAE11U1289948','3c7 4660','Honda Remix',2280);">
            <text:p>insert into developer.car (vin, spz, "NAME", mileage) values ('SJNFDAE11U1289948','3c7 4660','Honda Remix',2280);</text:p>
          </table:table-cell>
        </table:table-row>
        <table:table-row table:style-name="ro1">
          <table:table-cell table:number-columns-repeated="5"/>
          <table:table-cell office:value-type="string">
            <text:p>SJNFDAE11U1289984</text:p>
          </table:table-cell>
          <table:table-cell office:value-type="string">
            <text:p>3B95184</text:p>
          </table:table-cell>
          <table:table-cell office:value-type="string">
            <text:p>Honda Puyo</text:p>
          </table:table-cell>
          <table:table-cell office:value-type="float" office:value="2400">
            <text:p>2400</text:p>
          </table:table-cell>
          <table:table-cell table:number-columns-repeated="2"/>
          <table:table-cell table:formula="of:=CONCATENATE([.$B$1];[.$G$1];[.F12];[.$I$1];[.$G$1];[.G12];[.$I$1];[.$G$1];[.H12];[.$I$1];[.I12];[.$H$1] ;[.$J$1])" office:value-type="string" office:string-value="insert into developer.car (vin, spz, &quot;NAME&quot;, mileage) values ('SJNFDAE11U1289984','3B95184','Honda Puyo',2400);">
            <text:p>insert into developer.car (vin, spz, "NAME", mileage) values ('SJNFDAE11U1289984','3B95184','Honda Puyo',2400);</text:p>
          </table:table-cell>
        </table:table-row>
        <table:table-row table:style-name="ro1">
          <table:table-cell table:number-columns-repeated="5"/>
          <table:table-cell office:value-type="string">
            <text:p>SJNFDAE11U1289988</text:p>
          </table:table-cell>
          <table:table-cell office:value-type="string">
            <text:p>3B95184</text:p>
          </table:table-cell>
          <table:table-cell office:value-type="string">
            <text:p>Honda OSM</text:p>
          </table:table-cell>
          <table:table-cell office:value-type="float" office:value="2520">
            <text:p>2520</text:p>
          </table:table-cell>
          <table:table-cell table:number-columns-repeated="2"/>
          <table:table-cell table:formula="of:=CONCATENATE([.$B$1];[.$G$1];[.F13];[.$I$1];[.$G$1];[.G13];[.$I$1];[.$G$1];[.H13];[.$I$1];[.I13];[.$H$1] ;[.$J$1])" office:value-type="string" office:string-value="insert into developer.car (vin, spz, &quot;NAME&quot;, mileage) values ('SJNFDAE11U1289988','3B95184','Honda OSM',2520);">
            <text:p>insert into developer.car (vin, spz, "NAME", mileage) values ('SJNFDAE11U1289988','3B95184','Honda OSM',2520);</text:p>
          </table:table-cell>
        </table:table-row>
        <table:table-row table:style-name="ro1">
          <table:table-cell table:number-columns-repeated="5"/>
          <table:table-cell office:value-type="string">
            <text:p>SJNFDAE11U1289997</text:p>
          </table:table-cell>
          <table:table-cell office:value-type="string">
            <text:p>4A8 9735</text:p>
          </table:table-cell>
          <table:table-cell office:value-type="string">
            <text:p>Honda N800</text:p>
          </table:table-cell>
          <table:table-cell office:value-type="float" office:value="2640">
            <text:p>2640</text:p>
          </table:table-cell>
          <table:table-cell table:number-columns-repeated="2"/>
          <table:table-cell table:formula="of:=CONCATENATE([.$B$1];[.$G$1];[.F14];[.$I$1];[.$G$1];[.G14];[.$I$1];[.$G$1];[.H14];[.$I$1];[.I14];[.$H$1] ;[.$J$1])" office:value-type="string" office:string-value="insert into developer.car (vin, spz, &quot;NAME&quot;, mileage) values ('SJNFDAE11U1289997','4A8 9735','Honda N800',2640);">
            <text:p>insert into developer.car (vin, spz, "NAME", mileage) values ('SJNFDAE11U1289997','4A8 9735','Honda N800',2640);</text:p>
          </table:table-cell>
        </table:table-row>
        <table:table-row table:style-name="ro1">
          <table:table-cell table:number-columns-repeated="5"/>
          <table:table-cell office:value-type="string">
            <text:p>SJNFDAE11U1290002</text:p>
          </table:table-cell>
          <table:table-cell office:value-type="string">
            <text:p>2B4218</text:p>
          </table:table-cell>
          <table:table-cell office:value-type="string">
            <text:p>Honda MV-99</text:p>
          </table:table-cell>
          <table:table-cell office:value-type="float" office:value="1440">
            <text:p>1440</text:p>
          </table:table-cell>
          <table:table-cell table:number-columns-repeated="2"/>
          <table:table-cell table:formula="of:=CONCATENATE([.$B$1];[.$G$1];[.F15];[.$I$1];[.$G$1];[.G15];[.$I$1];[.$G$1];[.H15];[.$I$1];[.I15];[.$H$1] ;[.$J$1])" office:value-type="string" office:string-value="insert into developer.car (vin, spz, &quot;NAME&quot;, mileage) values ('SJNFDAE11U1290002','2B4218','Honda MV-99',1440);">
            <text:p>insert into developer.car (vin, spz, "NAME", mileage) values ('SJNFDAE11U1290002','2B4218','Honda MV-99',1440);</text:p>
          </table:table-cell>
        </table:table-row>
        <table:table-row table:style-name="ro1">
          <table:table-cell table:number-columns-repeated="5"/>
          <table:table-cell office:value-type="string">
            <text:p>SJNFDAE11U1290012</text:p>
          </table:table-cell>
          <table:table-cell office:value-type="string">
            <text:p>2B4218</text:p>
          </table:table-cell>
          <table:table-cell office:value-type="string">
            <text:p>Honda Model X</text:p>
          </table:table-cell>
          <table:table-cell office:value-type="float" office:value="1560">
            <text:p>1560</text:p>
          </table:table-cell>
          <table:table-cell table:number-columns-repeated="2"/>
          <table:table-cell table:formula="of:=CONCATENATE([.$B$1];[.$G$1];[.F16];[.$I$1];[.$G$1];[.G16];[.$I$1];[.$G$1];[.H16];[.$I$1];[.I16];[.$H$1] ;[.$J$1])" office:value-type="string" office:string-value="insert into developer.car (vin, spz, &quot;NAME&quot;, mileage) values ('SJNFDAE11U1290012','2B4218','Honda Model X',1560);">
            <text:p>insert into developer.car (vin, spz, "NAME", mileage) values ('SJNFDAE11U1290012','2B4218','Honda Model X',1560);</text:p>
          </table:table-cell>
        </table:table-row>
        <table:table-row table:style-name="ro1">
          <table:table-cell table:number-columns-repeated="5"/>
          <table:table-cell office:value-type="string">
            <text:p>SJNFDAE11U1290015</text:p>
          </table:table-cell>
          <table:table-cell office:value-type="string">
            <text:p>6t00025</text:p>
          </table:table-cell>
          <table:table-cell office:value-type="string">
            <text:p>Honda Kiwami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NCATENATE([.$B$1];[.$G$1];[.F17];[.$I$1];[.$G$1];[.G17];[.$I$1];[.$G$1];[.H17];[.$I$1];[.I17];[.$H$1] ;[.$J$1])" office:value-type="string" office:string-value="insert into developer.car (vin, spz, &quot;NAME&quot;, mileage) values ('SJNFDAE11U1290015','6t00025','Honda Kiwami',0);">
            <text:p>insert into developer.car (vin, spz, "NAME", mileage) values ('SJNFDAE11U1290015','6t00025','Honda Kiwami',0);</text:p>
          </table:table-cell>
        </table:table-row>
        <table:table-row table:style-name="ro1">
          <table:table-cell table:number-columns-repeated="5"/>
          <table:table-cell office:value-type="string">
            <text:p>SJNFDAE11U1290018</text:p>
          </table:table-cell>
          <table:table-cell office:value-type="string">
            <text:p>2AF5064</text:p>
          </table:table-cell>
          <table:table-cell office:value-type="string">
            <text:p>Honda J-WJ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NCATENATE([.$B$1];[.$G$1];[.F18];[.$I$1];[.$G$1];[.G18];[.$I$1];[.$G$1];[.H18];[.$I$1];[.I18];[.$H$1] ;[.$J$1])" office:value-type="string" office:string-value="insert into developer.car (vin, spz, &quot;NAME&quot;, mileage) values ('SJNFDAE11U1290018','2AF5064','Honda J-WJ',0);">
            <text:p>insert into developer.car (vin, spz, "NAME", mileage) values ('SJNFDAE11U1290018','2AF5064','Honda J-WJ',0);</text:p>
          </table:table-cell>
        </table:table-row>
        <table:table-row table:style-name="ro1">
          <table:table-cell table:number-columns-repeated="5"/>
          <table:table-cell office:value-type="string">
            <text:p>SJNFDAE11U1290021</text:p>
          </table:table-cell>
          <table:table-cell office:value-type="string">
            <text:p>1AV 0120</text:p>
          </table:table-cell>
          <table:table-cell office:value-type="string">
            <text:p>Honda J-VX</text:p>
          </table:table-cell>
          <table:table-cell office:value-type="float" office:value="1920">
            <text:p>1920</text:p>
          </table:table-cell>
          <table:table-cell table:number-columns-repeated="2"/>
          <table:table-cell table:formula="of:=CONCATENATE([.$B$1];[.$G$1];[.F19];[.$I$1];[.$G$1];[.G19];[.$I$1];[.$G$1];[.H19];[.$I$1];[.I19];[.$H$1] ;[.$J$1])" office:value-type="string" office:string-value="insert into developer.car (vin, spz, &quot;NAME&quot;, mileage) values ('SJNFDAE11U1290021','1AV 0120','Honda J-VX',1920);">
            <text:p>insert into developer.car (vin, spz, "NAME", mileage) values ('SJNFDAE11U1290021','1AV 0120','Honda J-VX',1920);</text:p>
          </table:table-cell>
        </table:table-row>
        <table:table-row table:style-name="ro1">
          <table:table-cell table:number-columns-repeated="5"/>
          <table:table-cell office:value-type="string">
            <text:p>SJNFDAE11U1290029</text:p>
          </table:table-cell>
          <table:table-cell office:value-type="string">
            <text:p>1AV 0120</text:p>
          </table:table-cell>
          <table:table-cell office:value-type="string">
            <text:p>Honda J-MW</text:p>
          </table:table-cell>
          <table:table-cell office:value-type="float" office:value="2040">
            <text:p>2040</text:p>
          </table:table-cell>
          <table:table-cell table:number-columns-repeated="2"/>
          <table:table-cell table:formula="of:=CONCATENATE([.$B$1];[.$G$1];[.F20];[.$I$1];[.$G$1];[.G20];[.$I$1];[.$G$1];[.H20];[.$I$1];[.I20];[.$H$1] ;[.$J$1])" office:value-type="string" office:string-value="insert into developer.car (vin, spz, &quot;NAME&quot;, mileage) values ('SJNFDAE11U1290029','1AV 0120','Honda J-MW',2040);">
            <text:p>insert into developer.car (vin, spz, "NAME", mileage) values ('SJNFDAE11U1290029','1AV 0120','Honda J-MW',2040);</text:p>
          </table:table-cell>
        </table:table-row>
        <table:table-row table:style-name="ro1">
          <table:table-cell table:number-columns-repeated="5"/>
          <table:table-cell office:value-type="string">
            <text:p>SJNFDAE11U1290034</text:p>
          </table:table-cell>
          <table:table-cell office:value-type="string">
            <text:p>Zlín 33-33</text:p>
          </table:table-cell>
          <table:table-cell office:value-type="string">
            <text:p>Honda J-MJ</text:p>
          </table:table-cell>
          <table:table-cell office:value-type="float" office:value="2160">
            <text:p>2160</text:p>
          </table:table-cell>
          <table:table-cell table:number-columns-repeated="2"/>
          <table:table-cell table:formula="of:=CONCATENATE([.$B$1];[.$G$1];[.F21];[.$I$1];[.$G$1];[.G21];[.$I$1];[.$G$1];[.H21];[.$I$1];[.I21];[.$H$1] ;[.$J$1])" office:value-type="string" office:string-value="insert into developer.car (vin, spz, &quot;NAME&quot;, mileage) values ('SJNFDAE11U1290034','Zlín 33-33','Honda J-MJ',2160);">
            <text:p>insert into developer.car (vin, spz, "NAME", mileage) values ('SJNFDAE11U1290034','Zlín 33-33','Honda J-MJ',2160);</text:p>
          </table:table-cell>
        </table:table-row>
        <table:table-row table:style-name="ro1">
          <table:table-cell table:number-columns-repeated="5"/>
          <table:table-cell office:value-type="string">
            <text:p>SJNFDAE11U1290038</text:p>
          </table:table-cell>
          <table:table-cell office:value-type="string">
            <text:p>3H4 40 44</text:p>
          </table:table-cell>
          <table:table-cell office:value-type="string">
            <text:p>Honda Imas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CONCATENATE([.$B$1];[.$G$1];[.F22];[.$I$1];[.$G$1];[.G22];[.$I$1];[.$G$1];[.H22];[.$I$1];[.I22];[.$H$1] ;[.$J$1])" office:value-type="string" office:string-value="insert into developer.car (vin, spz, &quot;NAME&quot;, mileage) values ('SJNFDAE11U1290038','3H4 40 44','Honda Imas',4);">
            <text:p>insert into developer.car (vin, spz, "NAME", mileage) values ('SJNFDAE11U1290038','3H4 40 44','Honda Imas',4);</text:p>
          </table:table-cell>
        </table:table-row>
        <table:table-row table:style-name="ro1">
          <table:table-cell table:number-columns-repeated="5"/>
          <table:table-cell office:value-type="string">
            <text:p>SJNFDAE11U1290061</text:p>
          </table:table-cell>
          <table:table-cell office:value-type="string">
            <text:p>7a76995</text:p>
          </table:table-cell>
          <table:table-cell office:value-type="string">
            <text:p>Honda HSC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CONCATENATE([.$B$1];[.$G$1];[.F23];[.$I$1];[.$G$1];[.G23];[.$I$1];[.$G$1];[.H23];[.$I$1];[.I23];[.$H$1] ;[.$J$1])" office:value-type="string" office:string-value="insert into developer.car (vin, spz, &quot;NAME&quot;, mileage) values ('SJNFDAE11U1290061','7a76995','Honda HSC',5);">
            <text:p>insert into developer.car (vin, spz, "NAME", mileage) values ('SJNFDAE11U1290061','7a76995','Honda HSC',5);</text:p>
          </table:table-cell>
        </table:table-row>
        <table:table-row table:style-name="ro1">
          <table:table-cell table:number-columns-repeated="5"/>
          <table:table-cell office:value-type="string">
            <text:p>SJNFDAE11U1290069</text:p>
          </table:table-cell>
          <table:table-cell office:value-type="string">
            <text:p>3M7 2960</text:p>
          </table:table-cell>
          <table:table-cell office:value-type="string">
            <text:p>Honda Gear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CONCATENATE([.$B$1];[.$G$1];[.F24];[.$I$1];[.$G$1];[.G24];[.$I$1];[.$G$1];[.H24];[.$I$1];[.I24];[.$H$1] ;[.$J$1])" office:value-type="string" office:string-value="insert into developer.car (vin, spz, &quot;NAME&quot;, mileage) values ('SJNFDAE11U1290069','3M7 2960','Honda Gear',7);">
            <text:p>insert into developer.car (vin, spz, "NAME", mileage) values ('SJNFDAE11U1290069','3M7 2960','Honda Gear',7);</text:p>
          </table:table-cell>
        </table:table-row>
        <table:table-row table:style-name="ro1">
          <table:table-cell table:number-columns-repeated="5"/>
          <table:table-cell office:value-type="string">
            <text:p>SJNFDAE11U1290136</text:p>
          </table:table-cell>
          <table:table-cell office:value-type="string">
            <text:p>3T3 2333</text:p>
          </table:table-cell>
          <table:table-cell office:value-type="string">
            <text:p>Honda Fuya-Jo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CONCATENATE([.$B$1];[.$G$1];[.F25];[.$I$1];[.$G$1];[.G25];[.$I$1];[.$G$1];[.H25];[.$I$1];[.I25];[.$H$1] ;[.$J$1])" office:value-type="string" office:string-value="insert into developer.car (vin, spz, &quot;NAME&quot;, mileage) values ('SJNFDAE11U1290136','3T3 2333','Honda Fuya-Jo',4);">
            <text:p>insert into developer.car (vin, spz, "NAME", mileage) values ('SJNFDAE11U1290136','3T3 2333','Honda Fuya-Jo',4);</text:p>
          </table:table-cell>
        </table:table-row>
        <table:table-row table:style-name="ro1">
          <table:table-cell table:number-columns-repeated="5"/>
          <table:table-cell office:value-type="string">
            <text:p>SJNFDAE11U1290179</text:p>
          </table:table-cell>
          <table:table-cell office:value-type="string">
            <text:p>3T3 2333</text:p>
          </table:table-cell>
          <table:table-cell office:value-type="string">
            <text:p>Honda FCX</text:p>
          </table:table-cell>
          <table:table-cell office:value-type="float" office:value="2760">
            <text:p>2760</text:p>
          </table:table-cell>
          <table:table-cell table:number-columns-repeated="2"/>
          <table:table-cell table:formula="of:=CONCATENATE([.$B$1];[.$G$1];[.F26];[.$I$1];[.$G$1];[.G26];[.$I$1];[.$G$1];[.H26];[.$I$1];[.I26];[.$H$1] ;[.$J$1])" office:value-type="string" office:string-value="insert into developer.car (vin, spz, &quot;NAME&quot;, mileage) values ('SJNFDAE11U1290179','3T3 2333','Honda FCX',2760);">
            <text:p>insert into developer.car (vin, spz, "NAME", mileage) values ('SJNFDAE11U1290179','3T3 2333','Honda FCX',2760);</text:p>
          </table:table-cell>
        </table:table-row>
        <table:table-row table:style-name="ro1">
          <table:table-cell table:number-columns-repeated="5"/>
          <table:table-cell office:value-type="string">
            <text:p>SJNFDAE11U1290184</text:p>
          </table:table-cell>
          <table:table-cell office:value-type="string">
            <text:p>AZK-76-54</text:p>
          </table:table-cell>
          <table:table-cell office:value-type="string">
            <text:p>Honda Dualnote (of DN-X)</text:p>
          </table:table-cell>
          <table:table-cell office:value-type="float" office:value="2880">
            <text:p>2880</text:p>
          </table:table-cell>
          <table:table-cell table:number-columns-repeated="2"/>
          <table:table-cell table:formula="of:=CONCATENATE([.$B$1];[.$G$1];[.F27];[.$I$1];[.$G$1];[.G27];[.$I$1];[.$G$1];[.H27];[.$I$1];[.I27];[.$H$1] ;[.$J$1])" office:value-type="string" office:string-value="insert into developer.car (vin, spz, &quot;NAME&quot;, mileage) values ('SJNFDAE11U1290184','AZK-76-54','Honda Dualnote (of DN-X)',2880);">
            <text:p>insert into developer.car (vin, spz, "NAME", mileage) values ('SJNFDAE11U1290184','AZK-76-54','Honda Dualnote (of DN-X)',2880);</text:p>
          </table:table-cell>
        </table:table-row>
        <table:table-row table:style-name="ro1">
          <table:table-cell table:number-columns-repeated="5"/>
          <table:table-cell office:value-type="string">
            <text:p>SJNFDAE11U1290205</text:p>
          </table:table-cell>
          <table:table-cell office:value-type="string">
            <text:p>AK(P?) 00-</text:p>
          </table:table-cell>
          <table:table-cell office:value-type="string">
            <text:p>Honda CR-Z</text:p>
          </table:table-cell>
          <table:table-cell office:value-type="float" office:value="3000">
            <text:p>3000</text:p>
          </table:table-cell>
          <table:table-cell table:number-columns-repeated="2"/>
          <table:table-cell table:formula="of:=CONCATENATE([.$B$1];[.$G$1];[.F28];[.$I$1];[.$G$1];[.G28];[.$I$1];[.$G$1];[.H28];[.$I$1];[.I28];[.$H$1] ;[.$J$1])" office:value-type="string" office:string-value="insert into developer.car (vin, spz, &quot;NAME&quot;, mileage) values ('SJNFDAE11U1290205','AK(P?) 00-','Honda CR-Z',3000);">
            <text:p>insert into developer.car (vin, spz, "NAME", mileage) values ('SJNFDAE11U1290205','AK(P?) 00-','Honda CR-Z',3000);</text:p>
          </table:table-cell>
        </table:table-row>
        <table:table-row table:style-name="ro1">
          <table:table-cell table:number-columns-repeated="5"/>
          <table:table-cell office:value-type="string">
            <text:p>SJNFDAE11U1290213</text:p>
          </table:table-cell>
          <table:table-cell office:value-type="string">
            <text:p>7B23848</text:p>
          </table:table-cell>
          <table:table-cell office:value-type="string">
            <text:p>Honda ASM</text:p>
          </table:table-cell>
          <table:table-cell office:value-type="float" office:value="3120">
            <text:p>3120</text:p>
          </table:table-cell>
          <table:table-cell table:number-columns-repeated="2"/>
          <table:table-cell table:formula="of:=CONCATENATE([.$B$1];[.$G$1];[.F29];[.$I$1];[.$G$1];[.G29];[.$I$1];[.$G$1];[.H29];[.$I$1];[.I29];[.$H$1] ;[.$J$1])" office:value-type="string" office:string-value="insert into developer.car (vin, spz, &quot;NAME&quot;, mileage) values ('SJNFDAE11U1290213','7B23848','Honda ASM',3120);">
            <text:p>insert into developer.car (vin, spz, "NAME", mileage) values ('SJNFDAE11U1290213','7B23848','Honda ASM',3120);</text:p>
          </table:table-cell>
        </table:table-row>
        <table:table-row table:style-name="ro1" table:number-rows-repeated="3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rivers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>
            <text:p>INSERT INTO DEVELOPER.DRIVER ("NAME", SURNAME, LICENSE_ID) <text:s/>values (</text:p>
          </table:table-cell>
          <table:table-cell table:number-columns-repeated="4"/>
          <table:table-cell office:value-type="string">
            <text:p>'</text:p>
          </table:table-cell>
          <table:table-cell office:value-type="string">
            <text:p>')</text:p>
          </table:table-cell>
          <table:table-cell office:value-type="string">
            <text:p>',</text:p>
          </table:table-cell>
          <table:table-cell office:value-type="string">
            <text:p>;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Sophia</text:p>
          </table:table-cell>
          <table:table-cell office:value-type="string">
            <text:p>Smith</text:p>
          </table:table-cell>
          <table:table-cell office:value-type="string">
            <text:p>AFG54ASD64</text:p>
          </table:table-cell>
          <table:table-cell table:number-columns-repeated="3"/>
          <table:table-cell table:formula="of:=CONCATENATE([.$B$1];[.$G$1];[.F4];[.$I$1];[.$G$1];[.G4];[.$I$1];[.$G$1];[.H4];[.$H$1] ;[.$J$1])" office:value-type="string" office:string-value="INSERT INTO DEVELOPER.DRIVER (&quot;NAME&quot;, SURNAME, LICENSE_ID)  values ('Sophia','Smith','AFG54ASD64');">
            <text:p>INSERT INTO DEVELOPER.DRIVER ("NAME", SURNAME, LICENSE_ID) <text:s/>values ('Sophia','Smith','AFG54ASD64');</text:p>
          </table:table-cell>
        </table:table-row>
        <table:table-row table:style-name="ro1">
          <table:table-cell table:number-columns-repeated="5"/>
          <table:table-cell office:value-type="string">
            <text:p>Emma</text:p>
          </table:table-cell>
          <table:table-cell office:value-type="string">
            <text:p>Johnson</text:p>
          </table:table-cell>
          <table:table-cell office:value-type="string">
            <text:p>AFG54ASD65</text:p>
          </table:table-cell>
          <table:table-cell table:number-columns-repeated="3"/>
          <table:table-cell table:formula="of:=CONCATENATE([.$B$1];[.$G$1];[.F5];[.$I$1];[.$G$1];[.G5];[.$I$1];[.$G$1];[.H5];[.$H$1] ;[.$J$1])" office:value-type="string" office:string-value="INSERT INTO DEVELOPER.DRIVER (&quot;NAME&quot;, SURNAME, LICENSE_ID)  values ('Emma','Johnson','AFG54ASD65');">
            <text:p>INSERT INTO DEVELOPER.DRIVER ("NAME", SURNAME, LICENSE_ID) <text:s/>values ('Emma','Johnson','AFG54ASD65');</text:p>
          </table:table-cell>
        </table:table-row>
        <table:table-row table:style-name="ro1">
          <table:table-cell table:number-columns-repeated="5"/>
          <table:table-cell office:value-type="string">
            <text:p>Olivia</text:p>
          </table:table-cell>
          <table:table-cell office:value-type="string">
            <text:p>Williams</text:p>
          </table:table-cell>
          <table:table-cell office:value-type="string">
            <text:p>AFG54ASD66</text:p>
          </table:table-cell>
          <table:table-cell table:number-columns-repeated="3"/>
          <table:table-cell table:formula="of:=CONCATENATE([.$B$1];[.$G$1];[.F6];[.$I$1];[.$G$1];[.G6];[.$I$1];[.$G$1];[.H6];[.$H$1] ;[.$J$1])" office:value-type="string" office:string-value="INSERT INTO DEVELOPER.DRIVER (&quot;NAME&quot;, SURNAME, LICENSE_ID)  values ('Olivia','Williams','AFG54ASD66');">
            <text:p>INSERT INTO DEVELOPER.DRIVER ("NAME", SURNAME, LICENSE_ID) <text:s/>values ('Olivia','Williams','AFG54ASD66');</text:p>
          </table:table-cell>
        </table:table-row>
        <table:table-row table:style-name="ro1">
          <table:table-cell table:number-columns-repeated="5"/>
          <table:table-cell office:value-type="string">
            <text:p>Isabella</text:p>
          </table:table-cell>
          <table:table-cell office:value-type="string">
            <text:p>Brown</text:p>
          </table:table-cell>
          <table:table-cell office:value-type="string">
            <text:p>AFG54ASD67</text:p>
          </table:table-cell>
          <table:table-cell table:number-columns-repeated="3"/>
          <table:table-cell table:formula="of:=CONCATENATE([.$B$1];[.$G$1];[.F7];[.$I$1];[.$G$1];[.G7];[.$I$1];[.$G$1];[.H7];[.$H$1] ;[.$J$1])" office:value-type="string" office:string-value="INSERT INTO DEVELOPER.DRIVER (&quot;NAME&quot;, SURNAME, LICENSE_ID)  values ('Isabella','Brown','AFG54ASD67');">
            <text:p>INSERT INTO DEVELOPER.DRIVER ("NAME", SURNAME, LICENSE_ID) <text:s/>values ('Isabella','Brown','AFG54ASD67');</text:p>
          </table:table-cell>
        </table:table-row>
        <table:table-row table:style-name="ro1">
          <table:table-cell table:number-columns-repeated="5"/>
          <table:table-cell office:value-type="string">
            <text:p>Ava</text:p>
          </table:table-cell>
          <table:table-cell office:value-type="string">
            <text:p>Jones</text:p>
          </table:table-cell>
          <table:table-cell office:value-type="string">
            <text:p>AFG54ASD68</text:p>
          </table:table-cell>
          <table:table-cell table:number-columns-repeated="3"/>
          <table:table-cell table:formula="of:=CONCATENATE([.$B$1];[.$G$1];[.F8];[.$I$1];[.$G$1];[.G8];[.$I$1];[.$G$1];[.H8];[.$H$1] ;[.$J$1])" office:value-type="string" office:string-value="INSERT INTO DEVELOPER.DRIVER (&quot;NAME&quot;, SURNAME, LICENSE_ID)  values ('Ava','Jones','AFG54ASD68');">
            <text:p>INSERT INTO DEVELOPER.DRIVER ("NAME", SURNAME, LICENSE_ID) <text:s/>values ('Ava','Jones','AFG54ASD68');</text:p>
          </table:table-cell>
        </table:table-row>
        <table:table-row table:style-name="ro1">
          <table:table-cell table:number-columns-repeated="5"/>
          <table:table-cell office:value-type="string">
            <text:p>Lily</text:p>
          </table:table-cell>
          <table:table-cell office:value-type="string">
            <text:p>Miller</text:p>
          </table:table-cell>
          <table:table-cell office:value-type="string">
            <text:p>AFG54ASD69</text:p>
          </table:table-cell>
          <table:table-cell table:number-columns-repeated="3"/>
          <table:table-cell table:formula="of:=CONCATENATE([.$B$1];[.$G$1];[.F9];[.$I$1];[.$G$1];[.G9];[.$I$1];[.$G$1];[.H9];[.$H$1] ;[.$J$1])" office:value-type="string" office:string-value="INSERT INTO DEVELOPER.DRIVER (&quot;NAME&quot;, SURNAME, LICENSE_ID)  values ('Lily','Miller','AFG54ASD69');">
            <text:p>INSERT INTO DEVELOPER.DRIVER ("NAME", SURNAME, LICENSE_ID) <text:s/>values ('Lily','Miller','AFG54ASD69');</text:p>
          </table:table-cell>
        </table:table-row>
        <table:table-row table:style-name="ro1">
          <table:table-cell table:number-columns-repeated="5"/>
          <table:table-cell office:value-type="string">
            <text:p>Zoe</text:p>
          </table:table-cell>
          <table:table-cell office:value-type="string">
            <text:p>Davis</text:p>
          </table:table-cell>
          <table:table-cell office:value-type="string">
            <text:p>AFG54ASD70</text:p>
          </table:table-cell>
          <table:table-cell table:number-columns-repeated="3"/>
          <table:table-cell table:formula="of:=CONCATENATE([.$B$1];[.$G$1];[.F10];[.$I$1];[.$G$1];[.G10];[.$I$1];[.$G$1];[.H10];[.$H$1] ;[.$J$1])" office:value-type="string" office:string-value="INSERT INTO DEVELOPER.DRIVER (&quot;NAME&quot;, SURNAME, LICENSE_ID)  values ('Zoe','Davis','AFG54ASD70');">
            <text:p>INSERT INTO DEVELOPER.DRIVER ("NAME", SURNAME, LICENSE_ID) <text:s/>values ('Zoe','Davis','AFG54ASD70');</text:p>
          </table:table-cell>
        </table:table-row>
        <table:table-row table:style-name="ro1">
          <table:table-cell table:number-columns-repeated="5"/>
          <table:table-cell office:value-type="string">
            <text:p>Chloe</text:p>
          </table:table-cell>
          <table:table-cell office:value-type="string">
            <text:p>García</text:p>
          </table:table-cell>
          <table:table-cell office:value-type="string">
            <text:p>AFG54ASD71</text:p>
          </table:table-cell>
          <table:table-cell table:number-columns-repeated="3"/>
          <table:table-cell table:formula="of:=CONCATENATE([.$B$1];[.$G$1];[.F11];[.$I$1];[.$G$1];[.G11];[.$I$1];[.$G$1];[.H11];[.$H$1] ;[.$J$1])" office:value-type="string" office:string-value="INSERT INTO DEVELOPER.DRIVER (&quot;NAME&quot;, SURNAME, LICENSE_ID)  values ('Chloe','García','AFG54ASD71');">
            <text:p>INSERT INTO DEVELOPER.DRIVER ("NAME", SURNAME, LICENSE_ID) <text:s/>values ('Chloe','García','AFG54ASD71');</text:p>
          </table:table-cell>
        </table:table-row>
        <table:table-row table:style-name="ro1">
          <table:table-cell table:number-columns-repeated="5"/>
          <table:table-cell office:value-type="string">
            <text:p>Mia</text:p>
          </table:table-cell>
          <table:table-cell office:value-type="string">
            <text:p>Rodríguez</text:p>
          </table:table-cell>
          <table:table-cell office:value-type="string">
            <text:p>AFG54ASD72</text:p>
          </table:table-cell>
          <table:table-cell table:number-columns-repeated="3"/>
          <table:table-cell table:formula="of:=CONCATENATE([.$B$1];[.$G$1];[.F12];[.$I$1];[.$G$1];[.G12];[.$I$1];[.$G$1];[.H12];[.$H$1] ;[.$J$1])" office:value-type="string" office:string-value="INSERT INTO DEVELOPER.DRIVER (&quot;NAME&quot;, SURNAME, LICENSE_ID)  values ('Mia','Rodríguez','AFG54ASD72');">
            <text:p>INSERT INTO DEVELOPER.DRIVER ("NAME", SURNAME, LICENSE_ID) <text:s/>values ('Mia','Rodríguez','AFG54ASD72');</text:p>
          </table:table-cell>
        </table:table-row>
        <table:table-row table:style-name="ro1">
          <table:table-cell table:number-columns-repeated="5"/>
          <table:table-cell office:value-type="string">
            <text:p>Madison</text:p>
          </table:table-cell>
          <table:table-cell office:value-type="string">
            <text:p>Wilson</text:p>
          </table:table-cell>
          <table:table-cell office:value-type="string">
            <text:p>AFG54ASD73</text:p>
          </table:table-cell>
          <table:table-cell table:number-columns-repeated="3"/>
          <table:table-cell table:formula="of:=CONCATENATE([.$B$1];[.$G$1];[.F13];[.$I$1];[.$G$1];[.G13];[.$I$1];[.$G$1];[.H13];[.$H$1] ;[.$J$1])" office:value-type="string" office:string-value="INSERT INTO DEVELOPER.DRIVER (&quot;NAME&quot;, SURNAME, LICENSE_ID)  values ('Madison','Wilson','AFG54ASD73');">
            <text:p>INSERT INTO DEVELOPER.DRIVER ("NAME", SURNAME, LICENSE_ID) <text:s/>values ('Madison','Wilson','AFG54ASD73');</text:p>
          </table:table-cell>
        </table:table-row>
        <table:table-row table:style-name="ro1">
          <table:table-cell table:number-columns-repeated="5"/>
          <table:table-cell office:value-type="string">
            <text:p>Emily</text:p>
          </table:table-cell>
          <table:table-cell office:value-type="string">
            <text:p>Martínez</text:p>
          </table:table-cell>
          <table:table-cell office:value-type="string">
            <text:p>AFG54ASD74</text:p>
          </table:table-cell>
          <table:table-cell table:number-columns-repeated="3"/>
          <table:table-cell table:formula="of:=CONCATENATE([.$B$1];[.$G$1];[.F14];[.$I$1];[.$G$1];[.G14];[.$I$1];[.$G$1];[.H14];[.$H$1] ;[.$J$1])" office:value-type="string" office:string-value="INSERT INTO DEVELOPER.DRIVER (&quot;NAME&quot;, SURNAME, LICENSE_ID)  values ('Emily','Martínez','AFG54ASD74');">
            <text:p>INSERT INTO DEVELOPER.DRIVER ("NAME", SURNAME, LICENSE_ID) <text:s/>values ('Emily','Martínez','AFG54ASD74');</text:p>
          </table:table-cell>
        </table:table-row>
        <table:table-row table:style-name="ro1">
          <table:table-cell table:number-columns-repeated="5"/>
          <table:table-cell office:value-type="string">
            <text:p>Ella</text:p>
          </table:table-cell>
          <table:table-cell office:value-type="string">
            <text:p>Anderson</text:p>
          </table:table-cell>
          <table:table-cell office:value-type="string">
            <text:p>AFG54ASD75</text:p>
          </table:table-cell>
          <table:table-cell table:number-columns-repeated="3"/>
          <table:table-cell table:formula="of:=CONCATENATE([.$B$1];[.$G$1];[.F15];[.$I$1];[.$G$1];[.G15];[.$I$1];[.$G$1];[.H15];[.$H$1] ;[.$J$1])" office:value-type="string" office:string-value="INSERT INTO DEVELOPER.DRIVER (&quot;NAME&quot;, SURNAME, LICENSE_ID)  values ('Ella','Anderson','AFG54ASD75');">
            <text:p>INSERT INTO DEVELOPER.DRIVER ("NAME", SURNAME, LICENSE_ID) <text:s/>values ('Ella','Anderson','AFG54ASD75');</text:p>
          </table:table-cell>
        </table:table-row>
        <table:table-row table:style-name="ro1">
          <table:table-cell table:number-columns-repeated="5"/>
          <table:table-cell office:value-type="string">
            <text:p>Madelyn</text:p>
          </table:table-cell>
          <table:table-cell office:value-type="string">
            <text:p>Taylor</text:p>
          </table:table-cell>
          <table:table-cell office:value-type="string">
            <text:p>AFG54ASD76</text:p>
          </table:table-cell>
          <table:table-cell table:number-columns-repeated="3"/>
          <table:table-cell table:formula="of:=CONCATENATE([.$B$1];[.$G$1];[.F16];[.$I$1];[.$G$1];[.G16];[.$I$1];[.$G$1];[.H16];[.$H$1] ;[.$J$1])" office:value-type="string" office:string-value="INSERT INTO DEVELOPER.DRIVER (&quot;NAME&quot;, SURNAME, LICENSE_ID)  values ('Madelyn','Taylor','AFG54ASD76');">
            <text:p>INSERT INTO DEVELOPER.DRIVER ("NAME", SURNAME, LICENSE_ID) <text:s/>values ('Madelyn','Taylor','AFG54ASD76');</text:p>
          </table:table-cell>
        </table:table-row>
        <table:table-row table:style-name="ro1">
          <table:table-cell table:number-columns-repeated="5"/>
          <table:table-cell office:value-type="string">
            <text:p>Abigail</text:p>
          </table:table-cell>
          <table:table-cell office:value-type="string">
            <text:p>Thomas</text:p>
          </table:table-cell>
          <table:table-cell office:value-type="string">
            <text:p>AFG54ASD77</text:p>
          </table:table-cell>
          <table:table-cell table:number-columns-repeated="3"/>
          <table:table-cell table:formula="of:=CONCATENATE([.$B$1];[.$G$1];[.F17];[.$I$1];[.$G$1];[.G17];[.$I$1];[.$G$1];[.H17];[.$H$1] ;[.$J$1])" office:value-type="string" office:string-value="INSERT INTO DEVELOPER.DRIVER (&quot;NAME&quot;, SURNAME, LICENSE_ID)  values ('Abigail','Thomas','AFG54ASD77');">
            <text:p>INSERT INTO DEVELOPER.DRIVER ("NAME", SURNAME, LICENSE_ID) <text:s/>values ('Abigail','Thomas','AFG54ASD77');</text:p>
          </table:table-cell>
        </table:table-row>
        <table:table-row table:style-name="ro1">
          <table:table-cell table:number-columns-repeated="5"/>
          <table:table-cell office:value-type="string">
            <text:p>Aubrey</text:p>
          </table:table-cell>
          <table:table-cell office:value-type="string">
            <text:p>Hernández</text:p>
          </table:table-cell>
          <table:table-cell office:value-type="string">
            <text:p>AFG54ASD78</text:p>
          </table:table-cell>
          <table:table-cell table:number-columns-repeated="3"/>
          <table:table-cell table:formula="of:=CONCATENATE([.$B$1];[.$G$1];[.F18];[.$I$1];[.$G$1];[.G18];[.$I$1];[.$G$1];[.H18];[.$H$1] ;[.$J$1])" office:value-type="string" office:string-value="INSERT INTO DEVELOPER.DRIVER (&quot;NAME&quot;, SURNAME, LICENSE_ID)  values ('Aubrey','Hernández','AFG54ASD78');">
            <text:p>INSERT INTO DEVELOPER.DRIVER ("NAME", SURNAME, LICENSE_ID) <text:s/>values ('Aubrey','Hernández','AFG54ASD78');</text:p>
          </table:table-cell>
        </table:table-row>
        <table:table-row table:style-name="ro1">
          <table:table-cell table:number-columns-repeated="5"/>
          <table:table-cell office:value-type="string">
            <text:p>Addison</text:p>
          </table:table-cell>
          <table:table-cell office:value-type="string">
            <text:p>Moore</text:p>
          </table:table-cell>
          <table:table-cell office:value-type="string">
            <text:p>AFG54ASD79</text:p>
          </table:table-cell>
          <table:table-cell table:number-columns-repeated="3"/>
          <table:table-cell table:formula="of:=CONCATENATE([.$B$1];[.$G$1];[.F19];[.$I$1];[.$G$1];[.G19];[.$I$1];[.$G$1];[.H19];[.$H$1] ;[.$J$1])" office:value-type="string" office:string-value="INSERT INTO DEVELOPER.DRIVER (&quot;NAME&quot;, SURNAME, LICENSE_ID)  values ('Addison','Moore','AFG54ASD79');">
            <text:p>INSERT INTO DEVELOPER.DRIVER ("NAME", SURNAME, LICENSE_ID) <text:s/>values ('Addison','Moore','AFG54ASD79');</text:p>
          </table:table-cell>
        </table:table-row>
        <table:table-row table:style-name="ro1">
          <table:table-cell table:number-columns-repeated="5"/>
          <table:table-cell office:value-type="string">
            <text:p>Avery</text:p>
          </table:table-cell>
          <table:table-cell office:value-type="string">
            <text:p>Martin</text:p>
          </table:table-cell>
          <table:table-cell office:value-type="string">
            <text:p>AFG54ASD80</text:p>
          </table:table-cell>
          <table:table-cell table:number-columns-repeated="3"/>
          <table:table-cell table:formula="of:=CONCATENATE([.$B$1];[.$G$1];[.F20];[.$I$1];[.$G$1];[.G20];[.$I$1];[.$G$1];[.H20];[.$H$1] ;[.$J$1])" office:value-type="string" office:string-value="INSERT INTO DEVELOPER.DRIVER (&quot;NAME&quot;, SURNAME, LICENSE_ID)  values ('Avery','Martin','AFG54ASD80');">
            <text:p>INSERT INTO DEVELOPER.DRIVER ("NAME", SURNAME, LICENSE_ID) <text:s/>values ('Avery','Martin','AFG54ASD80');</text:p>
          </table:table-cell>
        </table:table-row>
        <table:table-row table:style-name="ro1">
          <table:table-cell table:number-columns-repeated="5"/>
          <table:table-cell office:value-type="string">
            <text:p>Layla</text:p>
          </table:table-cell>
          <table:table-cell office:value-type="string">
            <text:p>Jackson</text:p>
          </table:table-cell>
          <table:table-cell office:value-type="string">
            <text:p>AFG54ASD81</text:p>
          </table:table-cell>
          <table:table-cell table:number-columns-repeated="3"/>
          <table:table-cell table:formula="of:=CONCATENATE([.$B$1];[.$G$1];[.F21];[.$I$1];[.$G$1];[.G21];[.$I$1];[.$G$1];[.H21];[.$H$1] ;[.$J$1])" office:value-type="string" office:string-value="INSERT INTO DEVELOPER.DRIVER (&quot;NAME&quot;, SURNAME, LICENSE_ID)  values ('Layla','Jackson','AFG54ASD81');">
            <text:p>INSERT INTO DEVELOPER.DRIVER ("NAME", SURNAME, LICENSE_ID) <text:s/>values ('Layla','Jackson','AFG54ASD81');</text:p>
          </table:table-cell>
        </table:table-row>
        <table:table-row table:style-name="ro1">
          <table:table-cell table:number-columns-repeated="5"/>
          <table:table-cell office:value-type="string">
            <text:p>Hailey</text:p>
          </table:table-cell>
          <table:table-cell office:value-type="string">
            <text:p>Thompson</text:p>
          </table:table-cell>
          <table:table-cell office:value-type="string">
            <text:p>AFG54ASD82</text:p>
          </table:table-cell>
          <table:table-cell table:number-columns-repeated="3"/>
          <table:table-cell table:formula="of:=CONCATENATE([.$B$1];[.$G$1];[.F22];[.$I$1];[.$G$1];[.G22];[.$I$1];[.$G$1];[.H22];[.$H$1] ;[.$J$1])" office:value-type="string" office:string-value="INSERT INTO DEVELOPER.DRIVER (&quot;NAME&quot;, SURNAME, LICENSE_ID)  values ('Hailey','Thompson','AFG54ASD82');">
            <text:p>INSERT INTO DEVELOPER.DRIVER ("NAME", SURNAME, LICENSE_ID) <text:s/>values ('Hailey','Thompson','AFG54ASD82');</text:p>
          </table:table-cell>
        </table:table-row>
        <table:table-row table:style-name="ro1">
          <table:table-cell table:number-columns-repeated="5"/>
          <table:table-cell office:value-type="string">
            <text:p>Amelia</text:p>
          </table:table-cell>
          <table:table-cell office:value-type="string">
            <text:p>White</text:p>
          </table:table-cell>
          <table:table-cell office:value-type="string">
            <text:p>AFG54ASD83</text:p>
          </table:table-cell>
          <table:table-cell table:number-columns-repeated="3"/>
          <table:table-cell table:formula="of:=CONCATENATE([.$B$1];[.$G$1];[.F23];[.$I$1];[.$G$1];[.G23];[.$I$1];[.$G$1];[.H23];[.$H$1] ;[.$J$1])" office:value-type="string" office:string-value="INSERT INTO DEVELOPER.DRIVER (&quot;NAME&quot;, SURNAME, LICENSE_ID)  values ('Amelia','White','AFG54ASD83');">
            <text:p>INSERT INTO DEVELOPER.DRIVER ("NAME", SURNAME, LICENSE_ID) <text:s/>values ('Amelia','White','AFG54ASD83');</text:p>
          </table:table-cell>
        </table:table-row>
        <table:table-row table:style-name="ro1">
          <table:table-cell table:number-columns-repeated="5"/>
          <table:table-cell office:value-type="string">
            <text:p>Aiden</text:p>
          </table:table-cell>
          <table:table-cell office:value-type="string">
            <text:p>López</text:p>
          </table:table-cell>
          <table:table-cell office:value-type="string">
            <text:p>AFG54ASD84</text:p>
          </table:table-cell>
          <table:table-cell table:number-columns-repeated="3"/>
          <table:table-cell table:formula="of:=CONCATENATE([.$B$1];[.$G$1];[.F24];[.$I$1];[.$G$1];[.G24];[.$I$1];[.$G$1];[.H24];[.$H$1] ;[.$J$1])" office:value-type="string" office:string-value="INSERT INTO DEVELOPER.DRIVER (&quot;NAME&quot;, SURNAME, LICENSE_ID)  values ('Aiden','López','AFG54ASD84');">
            <text:p>INSERT INTO DEVELOPER.DRIVER ("NAME", SURNAME, LICENSE_ID) <text:s/>values ('Aiden','López','AFG54ASD84');</text:p>
          </table:table-cell>
        </table:table-row>
        <table:table-row table:style-name="ro1">
          <table:table-cell table:number-columns-repeated="5"/>
          <table:table-cell office:value-type="string">
            <text:p>Jackson</text:p>
          </table:table-cell>
          <table:table-cell office:value-type="string">
            <text:p>Lee</text:p>
          </table:table-cell>
          <table:table-cell office:value-type="string">
            <text:p>AFG54ASD85</text:p>
          </table:table-cell>
          <table:table-cell table:number-columns-repeated="3"/>
          <table:table-cell table:formula="of:=CONCATENATE([.$B$1];[.$G$1];[.F25];[.$I$1];[.$G$1];[.G25];[.$I$1];[.$G$1];[.H25];[.$H$1] ;[.$J$1])" office:value-type="string" office:string-value="INSERT INTO DEVELOPER.DRIVER (&quot;NAME&quot;, SURNAME, LICENSE_ID)  values ('Jackson','Lee','AFG54ASD85');">
            <text:p>INSERT INTO DEVELOPER.DRIVER ("NAME", SURNAME, LICENSE_ID) <text:s/>values ('Jackson','Lee','AFG54ASD85');</text:p>
          </table:table-cell>
        </table:table-row>
        <table:table-row table:style-name="ro1">
          <table:table-cell table:number-columns-repeated="5"/>
          <table:table-cell office:value-type="string">
            <text:p>Ethan</text:p>
          </table:table-cell>
          <table:table-cell office:value-type="string">
            <text:p>González</text:p>
          </table:table-cell>
          <table:table-cell office:value-type="string">
            <text:p>AFG54ASD86</text:p>
          </table:table-cell>
          <table:table-cell table:number-columns-repeated="3"/>
          <table:table-cell table:formula="of:=CONCATENATE([.$B$1];[.$G$1];[.F26];[.$I$1];[.$G$1];[.G26];[.$I$1];[.$G$1];[.H26];[.$H$1] ;[.$J$1])" office:value-type="string" office:string-value="INSERT INTO DEVELOPER.DRIVER (&quot;NAME&quot;, SURNAME, LICENSE_ID)  values ('Ethan','González','AFG54ASD86');">
            <text:p>INSERT INTO DEVELOPER.DRIVER ("NAME", SURNAME, LICENSE_ID) <text:s/>values ('Ethan','González','AFG54ASD86');</text:p>
          </table:table-cell>
        </table:table-row>
        <table:table-row table:style-name="ro1">
          <table:table-cell table:number-columns-repeated="5"/>
          <table:table-cell office:value-type="string">
            <text:p>Liam</text:p>
          </table:table-cell>
          <table:table-cell office:value-type="string">
            <text:p>Harris</text:p>
          </table:table-cell>
          <table:table-cell office:value-type="string">
            <text:p>AFG54ASD87</text:p>
          </table:table-cell>
          <table:table-cell table:number-columns-repeated="3"/>
          <table:table-cell table:formula="of:=CONCATENATE([.$B$1];[.$G$1];[.F27];[.$I$1];[.$G$1];[.G27];[.$I$1];[.$G$1];[.H27];[.$H$1] ;[.$J$1])" office:value-type="string" office:string-value="INSERT INTO DEVELOPER.DRIVER (&quot;NAME&quot;, SURNAME, LICENSE_ID)  values ('Liam','Harris','AFG54ASD87');">
            <text:p>INSERT INTO DEVELOPER.DRIVER ("NAME", SURNAME, LICENSE_ID) <text:s/>values ('Liam','Harris','AFG54ASD87');</text:p>
          </table:table-cell>
        </table:table-row>
        <table:table-row table:style-name="ro1">
          <table:table-cell table:number-columns-repeated="5"/>
          <table:table-cell office:value-type="string">
            <text:p>Mason</text:p>
          </table:table-cell>
          <table:table-cell office:value-type="string">
            <text:p>Clark</text:p>
          </table:table-cell>
          <table:table-cell office:value-type="string">
            <text:p>AFG54ASD88</text:p>
          </table:table-cell>
          <table:table-cell table:number-columns-repeated="3"/>
          <table:table-cell table:formula="of:=CONCATENATE([.$B$1];[.$G$1];[.F28];[.$I$1];[.$G$1];[.G28];[.$I$1];[.$G$1];[.H28];[.$H$1] ;[.$J$1])" office:value-type="string" office:string-value="INSERT INTO DEVELOPER.DRIVER (&quot;NAME&quot;, SURNAME, LICENSE_ID)  values ('Mason','Clark','AFG54ASD88');">
            <text:p>INSERT INTO DEVELOPER.DRIVER ("NAME", SURNAME, LICENSE_ID) <text:s/>values ('Mason','Clark','AFG54ASD88');</text:p>
          </table:table-cell>
        </table:table-row>
        <table:table-row table:style-name="ro1">
          <table:table-cell table:number-columns-repeated="5"/>
          <table:table-cell office:value-type="string">
            <text:p>Noah</text:p>
          </table:table-cell>
          <table:table-cell office:value-type="string">
            <text:p>Lewis</text:p>
          </table:table-cell>
          <table:table-cell office:value-type="string">
            <text:p>AFG54ASD89</text:p>
          </table:table-cell>
          <table:table-cell table:number-columns-repeated="3"/>
          <table:table-cell table:formula="of:=CONCATENATE([.$B$1];[.$G$1];[.F29];[.$I$1];[.$G$1];[.G29];[.$I$1];[.$G$1];[.H29];[.$H$1] ;[.$J$1])" office:value-type="string" office:string-value="INSERT INTO DEVELOPER.DRIVER (&quot;NAME&quot;, SURNAME, LICENSE_ID)  values ('Noah','Lewis','AFG54ASD89');">
            <text:p>INSERT INTO DEVELOPER.DRIVER ("NAME", SURNAME, LICENSE_ID) <text:s/>values ('Noah','Lewis','AFG54ASD89');</text:p>
          </table:table-cell>
        </table:table-row>
        <table:table-row table:style-name="ro1">
          <table:table-cell table:number-columns-repeated="5"/>
          <table:table-cell office:value-type="string">
            <text:p>Lucas</text:p>
          </table:table-cell>
          <table:table-cell office:value-type="string">
            <text:p>Robinson</text:p>
          </table:table-cell>
          <table:table-cell office:value-type="string">
            <text:p>AFG54ASD90</text:p>
          </table:table-cell>
          <table:table-cell table:number-columns-repeated="3"/>
          <table:table-cell table:formula="of:=CONCATENATE([.$B$1];[.$G$1];[.F30];[.$I$1];[.$G$1];[.G30];[.$I$1];[.$G$1];[.H30];[.$H$1] ;[.$J$1])" office:value-type="string" office:string-value="INSERT INTO DEVELOPER.DRIVER (&quot;NAME&quot;, SURNAME, LICENSE_ID)  values ('Lucas','Robinson','AFG54ASD90');">
            <text:p>INSERT INTO DEVELOPER.DRIVER ("NAME", SURNAME, LICENSE_ID) <text:s/>values ('Lucas','Robinson','AFG54ASD90');</text:p>
          </table:table-cell>
        </table:table-row>
        <table:table-row table:style-name="ro1">
          <table:table-cell table:number-columns-repeated="5"/>
          <table:table-cell office:value-type="string">
            <text:p>Jacob</text:p>
          </table:table-cell>
          <table:table-cell office:value-type="string">
            <text:p>Walker</text:p>
          </table:table-cell>
          <table:table-cell office:value-type="string">
            <text:p>AFG54ASD91</text:p>
          </table:table-cell>
          <table:table-cell table:number-columns-repeated="3"/>
          <table:table-cell table:formula="of:=CONCATENATE([.$B$1];[.$G$1];[.F31];[.$I$1];[.$G$1];[.G31];[.$I$1];[.$G$1];[.H31];[.$H$1] ;[.$J$1])" office:value-type="string" office:string-value="INSERT INTO DEVELOPER.DRIVER (&quot;NAME&quot;, SURNAME, LICENSE_ID)  values ('Jacob','Walker','AFG54ASD91');">
            <text:p>INSERT INTO DEVELOPER.DRIVER ("NAME", SURNAME, LICENSE_ID) <text:s/>values ('Jacob','Walker','AFG54ASD91');</text:p>
          </table:table-cell>
        </table:table-row>
        <table:table-row table:style-name="ro1">
          <table:table-cell table:number-columns-repeated="5"/>
          <table:table-cell office:value-type="string">
            <text:p>Jayden</text:p>
          </table:table-cell>
          <table:table-cell office:value-type="string">
            <text:p>Pérez</text:p>
          </table:table-cell>
          <table:table-cell office:value-type="string">
            <text:p>AFG54ASD92</text:p>
          </table:table-cell>
          <table:table-cell table:number-columns-repeated="3"/>
          <table:table-cell table:formula="of:=CONCATENATE([.$B$1];[.$G$1];[.F32];[.$I$1];[.$G$1];[.G32];[.$I$1];[.$G$1];[.H32];[.$H$1] ;[.$J$1])" office:value-type="string" office:string-value="INSERT INTO DEVELOPER.DRIVER (&quot;NAME&quot;, SURNAME, LICENSE_ID)  values ('Jayden','Pérez','AFG54ASD92');">
            <text:p>INSERT INTO DEVELOPER.DRIVER ("NAME", SURNAME, LICENSE_ID) <text:s/>values ('Jayden','Pérez','AFG54ASD92');</text:p>
          </table:table-cell>
        </table:table-row>
        <table:table-row table:style-name="ro1">
          <table:table-cell table:number-columns-repeated="5"/>
          <table:table-cell office:value-type="string">
            <text:p>Jack</text:p>
          </table:table-cell>
          <table:table-cell office:value-type="string">
            <text:p>Hall</text:p>
          </table:table-cell>
          <table:table-cell office:value-type="string">
            <text:p>AFG54ASD93</text:p>
          </table:table-cell>
          <table:table-cell table:number-columns-repeated="3"/>
          <table:table-cell table:formula="of:=CONCATENATE([.$B$1];[.$G$1];[.F33];[.$I$1];[.$G$1];[.G33];[.$I$1];[.$G$1];[.H33];[.$H$1] ;[.$J$1])" office:value-type="string" office:string-value="INSERT INTO DEVELOPER.DRIVER (&quot;NAME&quot;, SURNAME, LICENSE_ID)  values ('Jack','Hall','AFG54ASD93');">
            <text:p>INSERT INTO DEVELOPER.DRIVER ("NAME", SURNAME, LICENSE_ID) <text:s/>values ('Jack','Hall','AFG54ASD93');</text:p>
          </table:table-cell>
        </table:table-row>
        <table:table-row table:style-name="ro1">
          <table:table-cell table:number-columns-repeated="5"/>
          <table:table-cell office:value-type="string">
            <text:p>Logan</text:p>
          </table:table-cell>
          <table:table-cell office:value-type="string">
            <text:p>Young</text:p>
          </table:table-cell>
          <table:table-cell office:value-type="string">
            <text:p>AFG54ASD94</text:p>
          </table:table-cell>
          <table:table-cell table:number-columns-repeated="3"/>
          <table:table-cell table:formula="of:=CONCATENATE([.$B$1];[.$G$1];[.F34];[.$I$1];[.$G$1];[.G34];[.$I$1];[.$G$1];[.H34];[.$H$1] ;[.$J$1])" office:value-type="string" office:string-value="INSERT INTO DEVELOPER.DRIVER (&quot;NAME&quot;, SURNAME, LICENSE_ID)  values ('Logan','Young','AFG54ASD94');">
            <text:p>INSERT INTO DEVELOPER.DRIVER ("NAME", SURNAME, LICENSE_ID) <text:s/>values ('Logan','Young','AFG54ASD94');</text:p>
          </table:table-cell>
        </table:table-row>
        <table:table-row table:style-name="ro1">
          <table:table-cell table:number-columns-repeated="5"/>
          <table:table-cell office:value-type="string">
            <text:p>Ryan</text:p>
          </table:table-cell>
          <table:table-cell office:value-type="string">
            <text:p>Allen</text:p>
          </table:table-cell>
          <table:table-cell office:value-type="string">
            <text:p>AFG54ASD95</text:p>
          </table:table-cell>
          <table:table-cell table:number-columns-repeated="3"/>
          <table:table-cell table:formula="of:=CONCATENATE([.$B$1];[.$G$1];[.F35];[.$I$1];[.$G$1];[.G35];[.$I$1];[.$G$1];[.H35];[.$H$1] ;[.$J$1])" office:value-type="string" office:string-value="INSERT INTO DEVELOPER.DRIVER (&quot;NAME&quot;, SURNAME, LICENSE_ID)  values ('Ryan','Allen','AFG54ASD95');">
            <text:p>INSERT INTO DEVELOPER.DRIVER ("NAME", SURNAME, LICENSE_ID) <text:s/>values ('Ryan','Allen','AFG54ASD95');</text:p>
          </table:table-cell>
        </table:table-row>
        <table:table-row table:style-name="ro1">
          <table:table-cell table:number-columns-repeated="5"/>
          <table:table-cell office:value-type="string">
            <text:p>Caleb</text:p>
          </table:table-cell>
          <table:table-cell office:value-type="string">
            <text:p>Sánchez</text:p>
          </table:table-cell>
          <table:table-cell office:value-type="string">
            <text:p>AFG54ASD96</text:p>
          </table:table-cell>
          <table:table-cell table:number-columns-repeated="3"/>
          <table:table-cell table:formula="of:=CONCATENATE([.$B$1];[.$G$1];[.F36];[.$I$1];[.$G$1];[.G36];[.$I$1];[.$G$1];[.H36];[.$H$1] ;[.$J$1])" office:value-type="string" office:string-value="INSERT INTO DEVELOPER.DRIVER (&quot;NAME&quot;, SURNAME, LICENSE_ID)  values ('Caleb','Sánchez','AFG54ASD96');">
            <text:p>INSERT INTO DEVELOPER.DRIVER ("NAME", SURNAME, LICENSE_ID) <text:s/>values ('Caleb','Sánchez','AFG54ASD96');</text:p>
          </table:table-cell>
        </table:table-row>
        <table:table-row table:style-name="ro1">
          <table:table-cell table:number-columns-repeated="5"/>
          <table:table-cell office:value-type="string">
            <text:p>Benjamin</text:p>
          </table:table-cell>
          <table:table-cell office:value-type="string">
            <text:p>Wright</text:p>
          </table:table-cell>
          <table:table-cell office:value-type="string">
            <text:p>AFG54ASD97</text:p>
          </table:table-cell>
          <table:table-cell table:number-columns-repeated="3"/>
          <table:table-cell table:formula="of:=CONCATENATE([.$B$1];[.$G$1];[.F37];[.$I$1];[.$G$1];[.G37];[.$I$1];[.$G$1];[.H37];[.$H$1] ;[.$J$1])" office:value-type="string" office:string-value="INSERT INTO DEVELOPER.DRIVER (&quot;NAME&quot;, SURNAME, LICENSE_ID)  values ('Benjamin','Wright','AFG54ASD97');">
            <text:p>INSERT INTO DEVELOPER.DRIVER ("NAME", SURNAME, LICENSE_ID) <text:s/>values ('Benjamin','Wright','AFG54ASD97');</text:p>
          </table:table-cell>
        </table:table-row>
        <table:table-row table:style-name="ro1">
          <table:table-cell table:number-columns-repeated="5"/>
          <table:table-cell office:value-type="string">
            <text:p>William</text:p>
          </table:table-cell>
          <table:table-cell office:value-type="string">
            <text:p>King</text:p>
          </table:table-cell>
          <table:table-cell office:value-type="string">
            <text:p>AFG54ASD98</text:p>
          </table:table-cell>
          <table:table-cell table:number-columns-repeated="3"/>
          <table:table-cell table:formula="of:=CONCATENATE([.$B$1];[.$G$1];[.F38];[.$I$1];[.$G$1];[.G38];[.$I$1];[.$G$1];[.H38];[.$H$1] ;[.$J$1])" office:value-type="string" office:string-value="INSERT INTO DEVELOPER.DRIVER (&quot;NAME&quot;, SURNAME, LICENSE_ID)  values ('William','King','AFG54ASD98');">
            <text:p>INSERT INTO DEVELOPER.DRIVER ("NAME", SURNAME, LICENSE_ID) <text:s/>values ('William','King','AFG54ASD98');</text:p>
          </table:table-cell>
        </table:table-row>
        <table:table-row table:style-name="ro1">
          <table:table-cell table:number-columns-repeated="5"/>
          <table:table-cell office:value-type="string">
            <text:p>Michael</text:p>
          </table:table-cell>
          <table:table-cell office:value-type="string">
            <text:p>Scott</text:p>
          </table:table-cell>
          <table:table-cell office:value-type="string">
            <text:p>AFG54ASD99</text:p>
          </table:table-cell>
          <table:table-cell table:number-columns-repeated="3"/>
          <table:table-cell table:formula="of:=CONCATENATE([.$B$1];[.$G$1];[.F39];[.$I$1];[.$G$1];[.G39];[.$I$1];[.$G$1];[.H39];[.$H$1] ;[.$J$1])" office:value-type="string" office:string-value="INSERT INTO DEVELOPER.DRIVER (&quot;NAME&quot;, SURNAME, LICENSE_ID)  values ('Michael','Scott','AFG54ASD99');">
            <text:p>INSERT INTO DEVELOPER.DRIVER ("NAME", SURNAME, LICENSE_ID) <text:s/>values ('Michael','Scott','AFG54ASD99');</text:p>
          </table:table-cell>
        </table:table-row>
        <table:table-row table:style-name="ro1">
          <table:table-cell table:number-columns-repeated="5"/>
          <table:table-cell office:value-type="string">
            <text:p>Alexander</text:p>
          </table:table-cell>
          <table:table-cell office:value-type="string">
            <text:p>Green</text:p>
          </table:table-cell>
          <table:table-cell office:value-type="string">
            <text:p>AFG54ASD100</text:p>
          </table:table-cell>
          <table:table-cell table:number-columns-repeated="3"/>
          <table:table-cell table:formula="of:=CONCATENATE([.$B$1];[.$G$1];[.F40];[.$I$1];[.$G$1];[.G40];[.$I$1];[.$G$1];[.H40];[.$H$1] ;[.$J$1])" office:value-type="string" office:string-value="INSERT INTO DEVELOPER.DRIVER (&quot;NAME&quot;, SURNAME, LICENSE_ID)  values ('Alexander','Green','AFG54ASD100');">
            <text:p>INSERT INTO DEVELOPER.DRIVER ("NAME", SURNAME, LICENSE_ID) <text:s/>values ('Alexander','Green','AFG54ASD100');</text:p>
          </table:table-cell>
        </table:table-row>
        <table:table-row table:style-name="ro1">
          <table:table-cell table:number-columns-repeated="5"/>
          <table:table-cell office:value-type="string">
            <text:p>Elijah</text:p>
          </table:table-cell>
          <table:table-cell office:value-type="string">
            <text:p>Baker</text:p>
          </table:table-cell>
          <table:table-cell office:value-type="string">
            <text:p>AFG54ASD101</text:p>
          </table:table-cell>
          <table:table-cell table:number-columns-repeated="3"/>
          <table:table-cell table:formula="of:=CONCATENATE([.$B$1];[.$G$1];[.F41];[.$I$1];[.$G$1];[.G41];[.$I$1];[.$G$1];[.H41];[.$H$1] ;[.$J$1])" office:value-type="string" office:string-value="INSERT INTO DEVELOPER.DRIVER (&quot;NAME&quot;, SURNAME, LICENSE_ID)  values ('Elijah','Baker','AFG54ASD101');">
            <text:p>INSERT INTO DEVELOPER.DRIVER ("NAME", SURNAME, LICENSE_ID) <text:s/>values ('Elijah','Baker','AFG54ASD101');</text:p>
          </table:table-cell>
        </table:table-row>
        <table:table-row table:style-name="ro1">
          <table:table-cell table:number-columns-repeated="5"/>
          <table:table-cell office:value-type="string">
            <text:p>Matthew</text:p>
          </table:table-cell>
          <table:table-cell office:value-type="string">
            <text:p>Adams</text:p>
          </table:table-cell>
          <table:table-cell office:value-type="string">
            <text:p>AFG54ASD102</text:p>
          </table:table-cell>
          <table:table-cell table:number-columns-repeated="3"/>
          <table:table-cell table:formula="of:=CONCATENATE([.$B$1];[.$G$1];[.F42];[.$I$1];[.$G$1];[.G42];[.$I$1];[.$G$1];[.H42];[.$H$1] ;[.$J$1])" office:value-type="string" office:string-value="INSERT INTO DEVELOPER.DRIVER (&quot;NAME&quot;, SURNAME, LICENSE_ID)  values ('Matthew','Adams','AFG54ASD102');">
            <text:p>INSERT INTO DEVELOPER.DRIVER ("NAME", SURNAME, LICENSE_ID) <text:s/>values ('Matthew','Adams','AFG54ASD102');</text:p>
          </table:table-cell>
        </table:table-row>
        <table:table-row table:style-name="ro1">
          <table:table-cell table:number-columns-repeated="5"/>
          <table:table-cell office:value-type="string">
            <text:p>Dylan</text:p>
          </table:table-cell>
          <table:table-cell office:value-type="string">
            <text:p>Nelson</text:p>
          </table:table-cell>
          <table:table-cell office:value-type="string">
            <text:p>AFG54ASD103</text:p>
          </table:table-cell>
          <table:table-cell table:number-columns-repeated="3"/>
          <table:table-cell table:formula="of:=CONCATENATE([.$B$1];[.$G$1];[.F43];[.$I$1];[.$G$1];[.G43];[.$I$1];[.$G$1];[.H43];[.$H$1] ;[.$J$1])" office:value-type="string" office:string-value="INSERT INTO DEVELOPER.DRIVER (&quot;NAME&quot;, SURNAME, LICENSE_ID)  values ('Dylan','Nelson','AFG54ASD103');">
            <text:p>INSERT INTO DEVELOPER.DRIVER ("NAME", SURNAME, LICENSE_ID) <text:s/>values ('Dylan','Nelson','AFG54ASD103');</text:p>
          </table:table-cell>
        </table:table-row>
        <table:table-row table:style-name="ro1">
          <table:table-cell table:number-columns-repeated="5"/>
          <table:table-cell office:value-type="string">
            <text:p>James</text:p>
          </table:table-cell>
          <table:table-cell office:value-type="string">
            <text:p>Hill</text:p>
          </table:table-cell>
          <table:table-cell office:value-type="string">
            <text:p>AFG54ASD104</text:p>
          </table:table-cell>
          <table:table-cell table:number-columns-repeated="3"/>
          <table:table-cell table:formula="of:=CONCATENATE([.$B$1];[.$G$1];[.F44];[.$I$1];[.$G$1];[.G44];[.$I$1];[.$G$1];[.H44];[.$H$1] ;[.$J$1])" office:value-type="string" office:string-value="INSERT INTO DEVELOPER.DRIVER (&quot;NAME&quot;, SURNAME, LICENSE_ID)  values ('James','Hill','AFG54ASD104');">
            <text:p>INSERT INTO DEVELOPER.DRIVER ("NAME", SURNAME, LICENSE_ID) <text:s/>values ('James','Hill','AFG54ASD104');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2AH 9013</text:p>
          </table:table-cell>
          <table:table-cell office:value-type="string">
            <text:p>Renalt nebo Citroen, Stříbrná</text:p>
          </table:table-cell>
          <table:table-cell office:value-type="string">
            <text:p>20.12.2031</text:p>
          </table:table-cell>
          <table:table-cell office:value-type="string">
            <text:p>11:00</text:p>
          </table:table-cell>
          <table:table-cell office:value-type="string">
            <text:p>Pražský okruh 23.km <text:s text:c="2"/></text:p>
          </table:table-cell>
          <table:table-cell office:value-type="string">
            <text:p>Praha</text:p>
          </table:table-cell>
          <table:table-cell office:value-type="string">
            <text:p>Najíždění ze strany, pokus o vytlačení z jízdního pruhu, myška</text:p>
          </table:table-cell>
        </table:table-row>
        <table:table-row table:style-name="ro1">
          <table:table-cell office:value-type="string">
            <text:p>2AM1122</text:p>
          </table:table-cell>
          <table:table-cell office:value-type="string">
            <text:p>Toyota Hillux? pick-up černá</text:p>
          </table:table-cell>
          <table:table-cell office:value-type="string">
            <text:p>12.10.2030</text:p>
          </table:table-cell>
          <table:table-cell office:value-type="string">
            <text:p>16:45</text:p>
          </table:table-cell>
          <table:table-cell office:value-type="string">
            <text:p>Mariánské náměstí <text:s text:c="2"/></text:p>
          </table:table-cell>
          <table:table-cell office:value-type="string">
            <text:p>Praha 1</text:p>
          </table:table-cell>
          <table:table-cell office:value-type="string">
            <text:p>před přechodem zrychlil, prudce zastavil přímo před chodcem, v následující slovní srážce vyhrožoval: "zmrde, příště tě přejedu".</text:p>
          </table:table-cell>
        </table:table-row>
        <table:table-row table:style-name="ro1">
          <table:table-cell office:value-type="string">
            <text:p>2AM1122</text:p>
          </table:table-cell>
          <table:table-cell office:value-type="string">
            <text:p>Toyota Hillux? pick-up černá</text:p>
          </table:table-cell>
          <table:table-cell office:value-type="string">
            <text:p>12.10.2030</text:p>
          </table:table-cell>
          <table:table-cell office:value-type="string">
            <text:p>16:45</text:p>
          </table:table-cell>
          <table:table-cell office:value-type="string">
            <text:p>Mariánské náměstí <text:s text:c="2"/></text:p>
          </table:table-cell>
          <table:table-cell office:value-type="string">
            <text:p>Praha 1</text:p>
          </table:table-cell>
          <table:table-cell office:value-type="string">
            <text:p>před přechodem zrychlil, prudce zastavil přímo před chodcem, v následující slovní srážce vyhrožoval: "zmrde, příště tě přejedu".</text:p>
          </table:table-cell>
        </table:table-row>
        <table:table-row table:style-name="ro1">
          <table:table-cell office:value-type="string">
            <text:p>8A8-2211</text:p>
          </table:table-cell>
          <table:table-cell office:value-type="string">
            <text:p>Mercedes dodávka stříbrná</text:p>
          </table:table-cell>
          <table:table-cell office:value-type="string">
            <text:p>20.07.2030</text:p>
          </table:table-cell>
          <table:table-cell table:style-name="Default" office:value-type="string">
            <text:p>cca 8:30</text:p>
          </table:table-cell>
          <table:table-cell office:value-type="string">
            <text:p>magistrála <text:s text:c="2"/></text:p>
          </table:table-cell>
          <table:table-cell office:value-type="string">
            <text:p>Praha</text:p>
          </table:table-cell>
          <table:table-cell office:value-type="string">
            <text:p>myšky bez ohledu na to, kolik měl místa. když se nemohl rozmyslet, jel prostředkem mezi dvěma pruhy, aby se před něj nikdo nedostal :)</text:p>
          </table:table-cell>
        </table:table-row>
        <table:table-row table:style-name="ro1">
          <table:table-cell office:value-type="string">
            <text:p>1H86787</text:p>
          </table:table-cell>
          <table:table-cell office:value-type="string">
            <text:p>Volkswagen červená tmavá</text:p>
          </table:table-cell>
          <table:table-cell office:value-type="string">
            <text:p>20.04.2030</text:p>
          </table:table-cell>
          <table:table-cell office:value-type="string">
            <text:p>15:30</text:p>
          </table:table-cell>
          <table:table-cell office:value-type="string">
            <text:p><text:s text:c="3"/></text:p>
          </table:table-cell>
          <table:table-cell office:value-type="string">
            <text:p>Jičíněves</text:p>
          </table:table-cell>
          <table:table-cell office:value-type="string">
            <text:p>nedání přednosti v jízdě, ohrožení (+ arogance)</text:p>
          </table:table-cell>
        </table:table-row>
        <table:table-row table:style-name="ro1">
          <table:table-cell office:value-type="string">
            <text:p>4C89742</text:p>
          </table:table-cell>
          <table:table-cell office:value-type="string">
            <text:p>Ford transit červená</text:p>
          </table:table-cell>
          <table:table-cell office:value-type="string">
            <text:p>20.03.2030</text:p>
          </table:table-cell>
          <table:table-cell table:style-name="Default" office:value-type="string">
            <text:p>10h15min</text:p>
          </table:table-cell>
          <table:table-cell office:value-type="string">
            <text:p>SNP <text:s text:c="2"/></text:p>
          </table:table-cell>
          <table:table-cell office:value-type="string">
            <text:p>louny</text:p>
          </table:table-cell>
          <table:table-cell office:value-type="string">
            <text:p>Nedání přednosti</text:p>
          </table:table-cell>
        </table:table-row>
        <table:table-row table:style-name="ro1">
          <table:table-cell office:value-type="string">
            <text:p>2z30709</text:p>
          </table:table-cell>
          <table:table-cell office:value-type="string">
            <text:p>audi stříbrná</text:p>
          </table:table-cell>
          <table:table-cell office:value-type="string">
            <text:p>20.01.2030</text:p>
          </table:table-cell>
          <table:table-cell table:style-name="Default" office:value-type="float" office:value="10.3">
            <text:p>10.3</text:p>
          </table:table-cell>
          <table:table-cell office:value-type="string">
            <text:p>Kaufland <text:s text:c="2"/></text:p>
          </table:table-cell>
          <table:table-cell office:value-type="string">
            <text:p>Uherský Brod</text:p>
          </table:table-cell>
          <table:table-cell office:value-type="string">
            <text:p>neumí parkovat a nadává druhému - buran jeden!!!</text:p>
          </table:table-cell>
        </table:table-row>
        <table:table-row table:style-name="ro1">
          <table:table-cell office:value-type="string">
            <text:p>3c7 4660</text:p>
          </table:table-cell>
          <table:table-cell office:value-type="string">
            <text:p>asi Scania tahač (kamion) bílá</text:p>
          </table:table-cell>
          <table:table-cell office:value-type="string">
            <text:p>20.10.2029</text:p>
          </table:table-cell>
          <table:table-cell office:value-type="string">
            <text:p>13:00</text:p>
          </table:table-cell>
          <table:table-cell office:value-type="string">
            <text:p><text:s text:c="3"/></text:p>
          </table:table-cell>
          <table:table-cell office:value-type="string">
            <text:p>D1 směr Praha</text:p>
          </table:table-cell>
          <table:table-cell office:value-type="string">
            <text:p>předjíždění jiných kamionů z pomalého pruhu přes plnou čáru s ohrožením os. vozidla VIDITELNĚ jedoucího v prostředním pruhu, nereagoval na upozornění světly</text:p>
          </table:table-cell>
        </table:table-row>
        <table:table-row table:style-name="ro1">
          <table:table-cell office:value-type="string">
            <text:p>3B95184</text:p>
          </table:table-cell>
          <table:table-cell office:value-type="string">
            <text:p><text:s/>Renault Scénic stříbrný</text:p>
          </table:table-cell>
          <table:table-cell office:value-type="string">
            <text:p>20.07.2029</text:p>
          </table:table-cell>
          <table:table-cell office:value-type="string">
            <text:p>16:22</text:p>
          </table:table-cell>
          <table:table-cell office:value-type="string">
            <text:p>Plzeňská dálnice <text:s text:c="2"/></text:p>
          </table:table-cell>
          <table:table-cell office:value-type="string">
            <text:p>Beroun</text:p>
          </table:table-cell>
          <table:table-cell office:value-type="string">
            <text:p>Omezování a ohrožování v jízdě</text:p>
          </table:table-cell>
        </table:table-row>
        <table:table-row table:style-name="ro1">
          <table:table-cell office:value-type="string">
            <text:p>3B95184</text:p>
          </table:table-cell>
          <table:table-cell office:value-type="string">
            <text:p><text:s/>Renault Scénic stříbrný</text:p>
          </table:table-cell>
          <table:table-cell office:value-type="string">
            <text:p>20.07.2029</text:p>
          </table:table-cell>
          <table:table-cell office:value-type="string">
            <text:p>16:22</text:p>
          </table:table-cell>
          <table:table-cell office:value-type="string">
            <text:p>Plzeňská dálnice <text:s text:c="2"/></text:p>
          </table:table-cell>
          <table:table-cell office:value-type="string">
            <text:p>Beroun</text:p>
          </table:table-cell>
          <table:table-cell office:value-type="string">
            <text:p>Omezování a ohrožování v jízdě</text:p>
          </table:table-cell>
        </table:table-row>
        <table:table-row table:style-name="ro1">
          <table:table-cell office:value-type="string">
            <text:p>4A8 9735</text:p>
          </table:table-cell>
          <table:table-cell office:value-type="string">
            <text:p>Mercedes V230 (dodávka) Fialová</text:p>
          </table:table-cell>
          <table:table-cell office:value-type="string">
            <text:p>20.09.2028</text:p>
          </table:table-cell>
          <table:table-cell office:value-type="string">
            <text:p>15:00</text:p>
          </table:table-cell>
          <table:table-cell office:value-type="string">
            <text:p>hlavní silnice směrem od Sobot <text:s text:c="2"/></text:p>
          </table:table-cell>
          <table:table-cell office:value-type="string">
            <text:p>Mladá Boleslav</text:p>
          </table:table-cell>
          <table:table-cell office:value-type="string">
            <text:p>Předjetí rozjíždějícího se auta na semaforové křižovatce zprava a přes bílé šrafování, Předjetí kolony několika desítek aut čekajících na semafor v místě zůžení a vnucení se před ně</text:p>
          </table:table-cell>
        </table:table-row>
        <table:table-row table:style-name="ro1">
          <table:table-cell office:value-type="string">
            <text:p>2B4218</text:p>
          </table:table-cell>
          <table:table-cell office:value-type="string">
            <text:p>Suzuki Hayabusa červená</text:p>
          </table:table-cell>
          <table:table-cell office:value-type="string">
            <text:p>05.08.2028</text:p>
          </table:table-cell>
          <table:table-cell office:value-type="string">
            <text:p>15:27</text:p>
          </table:table-cell>
          <table:table-cell office:value-type="string">
            <text:p>Vejrostova <text:s text:c="2"/></text:p>
          </table:table-cell>
          <table:table-cell office:value-type="string">
            <text:p>Brno</text:p>
          </table:table-cell>
          <table:table-cell office:value-type="string">
            <text:p>Ohrožení plynulosti silničního provozu, neohleduplnou pomalou jízdou, brání v předjíždění ostatním vozidlům a tvoří tak kolony.</text:p>
          </table:table-cell>
        </table:table-row>
        <table:table-row table:style-name="ro1">
          <table:table-cell office:value-type="string">
            <text:p>2B4218</text:p>
          </table:table-cell>
          <table:table-cell office:value-type="string">
            <text:p>Suzuki Hayabusa červená</text:p>
          </table:table-cell>
          <table:table-cell office:value-type="string">
            <text:p>05.08.2028</text:p>
          </table:table-cell>
          <table:table-cell office:value-type="string">
            <text:p>15:27</text:p>
          </table:table-cell>
          <table:table-cell office:value-type="string">
            <text:p>Vejrostova <text:s text:c="2"/></text:p>
          </table:table-cell>
          <table:table-cell office:value-type="string">
            <text:p>Brno</text:p>
          </table:table-cell>
          <table:table-cell office:value-type="string">
            <text:p>Ohrožení plynulosti silničního provozu, neohleduplnou pomalou jízdou, brání v předjíždění ostatním vozidlům a tvoří tak kolony.</text:p>
          </table:table-cell>
        </table:table-row>
        <table:table-row table:style-name="ro1">
          <table:table-cell office:value-type="string">
            <text:p>6t00025</text:p>
          </table:table-cell>
          <table:table-cell office:value-type="string">
            <text:p>Audi stříbrná</text:p>
          </table:table-cell>
          <table:table-cell office:value-type="string">
            <text:p>20.07.2027</text:p>
          </table:table-cell>
          <table:table-cell office:value-type="string">
            <text:p>8:15</text:p>
          </table:table-cell>
          <table:table-cell office:value-type="string">
            <text:p>Rudná (RT Torax) <text:s text:c="2"/></text:p>
          </table:table-cell>
          <table:table-cell office:value-type="string">
            <text:p>Ostrava</text:p>
          </table:table-cell>
          <table:table-cell office:value-type="string">
            <text:p>Snížení rychlosti v levém pruhu na úroveň vozidla v pravém pruhu, následné vyhrožování, vyhození předmětu na přední sklo. Předpokládám, že jsem ho zbrzdil na STOPce při výjezdu, kde jsem "debil" skutečně zastavil.</text:p>
          </table:table-cell>
        </table:table-row>
        <table:table-row table:style-name="ro1">
          <table:table-cell office:value-type="string">
            <text:p>2AF5064</text:p>
          </table:table-cell>
          <table:table-cell office:value-type="string">
            <text:p>BMW X1 černá</text:p>
          </table:table-cell>
          <table:table-cell office:value-type="string">
            <text:p>20.03.2026</text:p>
          </table:table-cell>
          <table:table-cell office:value-type="string">
            <text:p>8:40</text:p>
          </table:table-cell>
          <table:table-cell office:value-type="string">
            <text:p>5.května/R1 <text:s text:c="2"/></text:p>
          </table:table-cell>
          <table:table-cell office:value-type="string">
            <text:p>Praha</text:p>
          </table:table-cell>
          <table:table-cell office:value-type="string">
            <text:p>Najíždění,snaha o podjíždění a vytlačování aut.</text:p>
          </table:table-cell>
        </table:table-row>
        <table:table-row table:style-name="ro1">
          <table:table-cell office:value-type="string">
            <text:p>1AV 0120</text:p>
          </table:table-cell>
          <table:table-cell office:value-type="string">
            <text:p>Mercedes Třídy S, veteran červená</text:p>
          </table:table-cell>
          <table:table-cell office:value-type="string">
            <text:p>20.09.2025</text:p>
          </table:table-cell>
          <table:table-cell office:value-type="string">
            <text:p>18:00</text:p>
          </table:table-cell>
          <table:table-cell office:value-type="string">
            <text:p>Českobrodská <text:s text:c="2"/></text:p>
          </table:table-cell>
          <table:table-cell office:value-type="string">
            <text:p>Praha Běchovice</text:p>
          </table:table-cell>
          <table:table-cell office:value-type="string">
            <text:p>Velmi agresivní chování, vulgární urážky a vyhrožování napadením. Nerespektoval dopravní značku P4 „Dej přednost v jízdě“, kterou před tímto připojovacím pruhem měl a velmi bezohledně si vynutil „právo střídavého řazení“ tzv. „ZIPU“, ačkoliv v tomto přípa</text:p>
          </table:table-cell>
        </table:table-row>
        <table:table-row table:style-name="ro1">
          <table:table-cell office:value-type="string">
            <text:p>1AV 0120</text:p>
          </table:table-cell>
          <table:table-cell office:value-type="string">
            <text:p>Mercedes třídy S, veteran červená</text:p>
          </table:table-cell>
          <table:table-cell office:value-type="string">
            <text:p>20.09.2025</text:p>
          </table:table-cell>
          <table:table-cell office:value-type="string">
            <text:p>18:00</text:p>
          </table:table-cell>
          <table:table-cell office:value-type="string">
            <text:p>Českobrodská <text:s text:c="2"/></text:p>
          </table:table-cell>
          <table:table-cell office:value-type="string">
            <text:p>Praha Běchovice</text:p>
          </table:table-cell>
          <table:table-cell office:value-type="string">
            <text:p>Velmi agresivní chování, vulgární urážky a vyhrožování napadením. Nerespektoval dopravní značku P4 „Dej přednost v jízdě“, kterou před tímto připojovacím pruhem měl a velmi bezohledně si vynutil „právo střídavého řazení“ tzv. „ZIPU“, ačkoliv v tomto přípa</text:p>
          </table:table-cell>
        </table:table-row>
        <table:table-row table:style-name="ro1">
          <table:table-cell office:value-type="string">
            <text:p>Zlín 33-33</text:p>
          </table:table-cell>
          <table:table-cell office:value-type="string">
            <text:p>Audi větsí popelnice tak tmavě zelená</text:p>
          </table:table-cell>
          <table:table-cell office:value-type="string">
            <text:p>20.07.2025</text:p>
          </table:table-cell>
          <table:table-cell office:value-type="string">
            <text:p>12:30</text:p>
          </table:table-cell>
          <table:table-cell office:value-type="string">
            <text:p>Výpadovka na Hulín <text:s text:c="2"/></text:p>
          </table:table-cell>
          <table:table-cell office:value-type="string">
            <text:p>Přerov</text:p>
          </table:table-cell>
          <table:table-cell office:value-type="string">
            <text:p>Předjíždění v odbočovacím pruhu doleva .Chtěl jsem odbočit doleva musel jsem jet rovně abych ho nesundal.Potom odpálil cca 150km rychlostí dál.Asi závažné střevní problémy....</text:p>
          </table:table-cell>
        </table:table-row>
        <table:table-row table:style-name="ro1">
          <table:table-cell office:value-type="string">
            <text:p>3H4 40 44</text:p>
          </table:table-cell>
          <table:table-cell office:value-type="string">
            <text:p>Audi tmavá</text:p>
          </table:table-cell>
          <table:table-cell office:value-type="string">
            <text:p>20.06.2025</text:p>
          </table:table-cell>
          <table:table-cell table:style-name="Default" office:value-type="float" office:value="14.3">
            <text:p>14.3</text:p>
          </table:table-cell>
          <table:table-cell office:value-type="string">
            <text:p>Kukle <text:s text:c="2"/></text:p>
          </table:table-cell>
          <table:table-cell office:value-type="string">
            <text:p>Svitavy</text:p>
          </table:table-cell>
          <table:table-cell office:value-type="string">
            <text:p>OHROŽOVÁNÍ!!!!!!!!!</text:p>
          </table:table-cell>
        </table:table-row>
        <table:table-row table:style-name="ro1">
          <table:table-cell office:value-type="string">
            <text:p>7a76995</text:p>
          </table:table-cell>
          <table:table-cell office:value-type="string">
            <text:p>Škoda fábie kombi Červená</text:p>
          </table:table-cell>
          <table:table-cell office:value-type="string">
            <text:p>20.04.2025</text:p>
          </table:table-cell>
          <table:table-cell office:value-type="string">
            <text:p>17:15</text:p>
          </table:table-cell>
          <table:table-cell office:value-type="string">
            <text:p>Svat. Čecha <text:s text:c="2"/></text:p>
          </table:table-cell>
          <table:table-cell office:value-type="string">
            <text:p>Uherský Brod</text:p>
          </table:table-cell>
          <table:table-cell office:value-type="string">
            <text:p>Nevěnoval pozornost řízení, jel v protisměru a málem srazil 2 motorky. Motorkáři spadli na zem a on ani nezastavil a ujel!!!</text:p>
          </table:table-cell>
        </table:table-row>
        <table:table-row table:style-name="ro1">
          <table:table-cell office:value-type="string">
            <text:p>3M7 2960</text:p>
          </table:table-cell>
          <table:table-cell office:value-type="string">
            <text:p>škoda FORMAN KOMBI modrá</text:p>
          </table:table-cell>
          <table:table-cell office:value-type="string">
            <text:p>20.12.2023</text:p>
          </table:table-cell>
          <table:table-cell office:value-type="string">
            <text:p>11:30</text:p>
          </table:table-cell>
          <table:table-cell office:value-type="string">
            <text:p>Valenty <text:s text:c="2"/></text:p>
          </table:table-cell>
          <table:table-cell office:value-type="string">
            <text:p>Prostějov</text:p>
          </table:table-cell>
          <table:table-cell office:value-type="string">
            <text:p>Řízení pod vlivem alkoholu, zavinění autonehody, nedodržování dopravních předpisů, vymýšlení pohádek pro policii a odmítnutí testu na alkohol .</text:p>
          </table:table-cell>
        </table:table-row>
        <table:table-row table:style-name="ro1">
          <table:table-cell office:value-type="string">
            <text:p>3T3 2333</text:p>
          </table:table-cell>
          <table:table-cell office:value-type="string">
            <text:p>VW černá</text:p>
          </table:table-cell>
          <table:table-cell office:value-type="string">
            <text:p>20.10.2023</text:p>
          </table:table-cell>
          <table:table-cell office:value-type="string">
            <text:p>19:10</text:p>
          </table:table-cell>
          <table:table-cell office:value-type="string">
            <text:p>D1 několik km před Brnem <text:s text:c="2"/></text:p>
          </table:table-cell>
          <table:table-cell office:value-type="string">
            <text:p>Brno</text:p>
          </table:table-cell>
          <table:table-cell office:value-type="string">
            <text:p>Předjižděl jsem kamion a tomu ostravakovi, p..o, se nelibilo, že jedu 130, dojel, rozsvitil dalková světla, asi proto, že mu nesvítilo pravé světlo, pote co jsem se zařadil vpravo předjel, zabrzil a pak se mne snažil vytlačit z cesty.... Jestli se chce</text:p>
          </table:table-cell>
        </table:table-row>
        <table:table-row table:style-name="ro1">
          <table:table-cell office:value-type="string">
            <text:p>3T3 2333</text:p>
          </table:table-cell>
          <table:table-cell office:value-type="string">
            <text:p>VW černá</text:p>
          </table:table-cell>
          <table:table-cell office:value-type="string">
            <text:p>20.10.2023</text:p>
          </table:table-cell>
          <table:table-cell office:value-type="string">
            <text:p>19:10</text:p>
          </table:table-cell>
          <table:table-cell office:value-type="string">
            <text:p>D1 několik km před Brnem <text:s text:c="2"/></text:p>
          </table:table-cell>
          <table:table-cell office:value-type="string">
            <text:p>Brno</text:p>
          </table:table-cell>
          <table:table-cell office:value-type="string">
            <text:p>Předjižděl jsem kamion a tomu ostravakovi, p..o, se nelibilo, že jedu 130, dojel, rozsvitil dalková světla, asi proto, že mu nesvítilo pravé světlo, pote co jsem se zařadil vpravo předjel, zabrzil a pak se mne snažil vytlačit z cesty.... Jestli se chce</text:p>
          </table:table-cell>
        </table:table-row>
        <table:table-row table:style-name="ro1">
          <table:table-cell office:value-type="string">
            <text:p>AZK-76-54</text:p>
          </table:table-cell>
          <table:table-cell office:value-type="string">
            <text:p>neznám hacbak šedá met.</text:p>
          </table:table-cell>
          <table:table-cell office:value-type="string">
            <text:p>20.07.2023</text:p>
          </table:table-cell>
          <table:table-cell office:value-type="string">
            <text:p>15:38</text:p>
          </table:table-cell>
          <table:table-cell office:value-type="string">
            <text:p><text:s text:c="3"/></text:p>
          </table:table-cell>
          <table:table-cell office:value-type="string">
            <text:p>Praha</text:p>
          </table:table-cell>
          <table:table-cell office:value-type="string">
            <text:p>Při předjíždění poškodil druhé vozidlo odletujícími předměty, přes opakované upozornění zrychlil a ujížděl více než 160 km/hod</text:p>
          </table:table-cell>
        </table:table-row>
        <table:table-row table:style-name="ro1">
          <table:table-cell office:value-type="string">
            <text:p>AK(P?) 00-</text:p>
          </table:table-cell>
          <table:table-cell office:value-type="string">
            <text:p>Mercedes CL55 stříbrná</text:p>
          </table:table-cell>
          <table:table-cell office:value-type="string">
            <text:p>20.03.2023</text:p>
          </table:table-cell>
          <table:table-cell office:value-type="string">
            <text:p>14:30</text:p>
          </table:table-cell>
          <table:table-cell office:value-type="string">
            <text:p>Seifertova, Bulhar <text:s text:c="2"/></text:p>
          </table:table-cell>
          <table:table-cell office:value-type="string">
            <text:p>Praha 3</text:p>
          </table:table-cell>
          <table:table-cell office:value-type="string">
            <text:p>jízda po kolejích, jízda na červenou</text:p>
          </table:table-cell>
        </table:table-row>
        <table:table-row table:style-name="ro1">
          <table:table-cell office:value-type="string">
            <text:p>7B23848</text:p>
          </table:table-cell>
          <table:table-cell office:value-type="string">
            <text:p>Škoda Superb Combi černá</text:p>
          </table:table-cell>
          <table:table-cell office:value-type="string">
            <text:p>20.07.2022</text:p>
          </table:table-cell>
          <table:table-cell office:value-type="string">
            <text:p>15:00</text:p>
          </table:table-cell>
          <table:table-cell office:value-type="string">
            <text:p>D1 <text:s text:c="2"/></text:p>
          </table:table-cell>
          <table:table-cell office:value-type="string">
            <text:p>Vyškov</text:p>
          </table:table-cell>
          <table:table-cell office:value-type="string">
            <text:p>Vytlačování až do odstavného pruhu a následné vybržďování, máme i fotky.</text:p>
          </table:table-cell>
        </table:table-row>
        <table:table-row table:style-name="ro1">
          <table:table-cell office:value-type="string">
            <text:p>1-E9-3883</text:p>
          </table:table-cell>
          <table:table-cell office:value-type="string">
            <text:p>ELEGANT HONDA </text:p>
          </table:table-cell>
          <table:table-cell office:value-type="string">
            <text:p>20.09.2021</text:p>
          </table:table-cell>
          <table:table-cell table:style-name="Default" office:value-type="float" office:value="18">
            <text:p>18</text:p>
          </table:table-cell>
          <table:table-cell office:value-type="string">
            <text:p>MÍROVÉHO HNUTÍ <text:s text:c="2"/></text:p>
          </table:table-cell>
          <table:table-cell office:value-type="string">
            <text:p>PRAHA</text:p>
          </table:table-cell>
          <table:table-cell office:value-type="string">
            <text:p>ODBOČOVÁNÍ</text:p>
          </table:table-cell>
        </table:table-row>
        <table:table-row table:style-name="ro1">
          <table:table-cell office:value-type="string">
            <text:p>4H5 0504</text:p>
          </table:table-cell>
          <table:table-cell office:value-type="string">
            <text:p>BMW 725 tmavě černá</text:p>
          </table:table-cell>
          <table:table-cell office:value-type="string">
            <text:p>20.07.2021</text:p>
          </table:table-cell>
          <table:table-cell office:value-type="string">
            <text:p>12:20</text:p>
          </table:table-cell>
          <table:table-cell office:value-type="string">
            <text:p><text:s text:c="3"/></text:p>
          </table:table-cell>
          <table:table-cell office:value-type="string">
            <text:p>Pardubice</text:p>
          </table:table-cell>
          <table:table-cell office:value-type="string">
            <text:p>vybrzdění sanitky,předjíždění z prava.Vše bez předchozího upozornění.Nejdříve se nalepí na zadní nárazník,pak předjede zprava vybrzdí a pak ještě křivě obviňuje!!!!!</text:p>
          </table:table-cell>
        </table:table-row>
        <table:table-row table:style-name="ro1">
          <table:table-cell office:value-type="string">
            <text:p>5B05599</text:p>
          </table:table-cell>
          <table:table-cell office:value-type="string">
            <text:p>VW PASAT combi tmavá-modrá</text:p>
          </table:table-cell>
          <table:table-cell office:value-type="string">
            <text:p>20.02.2021</text:p>
          </table:table-cell>
          <table:table-cell office:value-type="string">
            <text:p>17:50</text:p>
          </table:table-cell>
          <table:table-cell office:value-type="string">
            <text:p>příjezd do Brna od Znojma <text:s text:c="2"/></text:p>
          </table:table-cell>
          <table:table-cell office:value-type="string">
            <text:p>Brno-Město</text:p>
          </table:table-cell>
          <table:table-cell office:value-type="string">
            <text:p>Pod centrálním hřbitovém mi vjel bez blinkru těsně před čumák, zablikal jsem na něj dálkovými světly a zatroubil. Následovalo v úseku k Hornbachu asi 4-5 x prudké zabrždění před mým vozem. řidič hlava jak koleno.</text:p>
          </table:table-cell>
        </table:table-row>
        <table:table-row table:style-name="ro1">
          <table:table-cell office:value-type="string">
            <text:p>A?Y 18-17</text:p>
          </table:table-cell>
          <table:table-cell office:value-type="string">
            <text:p>Jeep černá</text:p>
          </table:table-cell>
          <table:table-cell office:value-type="string">
            <text:p>20.10.2020</text:p>
          </table:table-cell>
          <table:table-cell office:value-type="string">
            <text:p>17:30</text:p>
          </table:table-cell>
          <table:table-cell office:value-type="string">
            <text:p>Okružní <text:s text:c="2"/></text:p>
          </table:table-cell>
          <table:table-cell office:value-type="string">
            <text:p>Hradec Králové</text:p>
          </table:table-cell>
          <table:table-cell office:value-type="string">
            <text:p>V levém pruhu na okruhu plném aut vybržďoval z cca 70 téměř do zastavení, aby se pomstil, že jedu "jen" 70... Podivná značka i auto, pozor na něj</text:p>
          </table:table-cell>
        </table:table-row>
        <table:table-row table:style-name="ro1">
          <table:table-cell office:value-type="string">
            <text:p>8B24664</text:p>
          </table:table-cell>
          <table:table-cell office:value-type="string">
            <text:p>Toyota SUV černá</text:p>
          </table:table-cell>
          <table:table-cell office:value-type="string">
            <text:p>20.10.2020</text:p>
          </table:table-cell>
          <table:table-cell table:style-name="Default" office:value-type="float" office:value="16">
            <text:p>16</text:p>
          </table:table-cell>
          <table:table-cell office:value-type="string">
            <text:p><text:s text:c="3"/></text:p>
          </table:table-cell>
          <table:table-cell office:value-type="string">
            <text:p>Stoupačky za Sebranicemi na Br</text:p>
          </table:table-cell>
          <table:table-cell office:value-type="string">
            <text:p>Extra prase, vytlačuje ze silnice, najíždí na auto, předjíždění na plných zcela normální. Extrémní ohrožení ostatních vozidel. Sebrat okamžitě řidičák.</text:p>
          </table:table-cell>
        </table:table-row>
        <table:table-row table:style-name="ro1">
          <table:table-cell office:value-type="string">
            <text:p>1M4 4554</text:p>
          </table:table-cell>
          <table:table-cell office:value-type="string">
            <text:p>audi A4 modrá</text:p>
          </table:table-cell>
          <table:table-cell office:value-type="string">
            <text:p>06.07.2020</text:p>
          </table:table-cell>
          <table:table-cell table:style-name="Default" office:value-type="float" office:value="19">
            <text:p>19</text:p>
          </table:table-cell>
          <table:table-cell office:value-type="string">
            <text:p><text:s text:c="3"/></text:p>
          </table:table-cell>
          <table:table-cell office:value-type="string">
            <text:p>konice</text:p>
          </table:table-cell>
          <table:table-cell office:value-type="string">
            <text:p>nepřiměřená rychlost,nebezpečné předjíždení</text:p>
          </table:table-cell>
        </table:table-row>
        <table:table-row table:style-name="ro1">
          <table:table-cell office:value-type="string">
            <text:p>3B3 1723</text:p>
          </table:table-cell>
          <table:table-cell office:value-type="string">
            <text:p>Citroen pickup modrý</text:p>
          </table:table-cell>
          <table:table-cell office:value-type="string">
            <text:p>05.12.2019</text:p>
          </table:table-cell>
          <table:table-cell table:style-name="Default" office:value-type="float" office:value="8">
            <text:p>8</text:p>
          </table:table-cell>
          <table:table-cell office:value-type="string">
            <text:p>Sportovní <text:s text:c="2"/></text:p>
          </table:table-cell>
          <table:table-cell office:value-type="string">
            <text:p>Brno</text:p>
          </table:table-cell>
          <table:table-cell office:value-type="string">
            <text:p>bezohledná a agresivní jízda, končící drobnou havarií, ujel z místa havarie</text:p>
          </table:table-cell>
        </table:table-row>
        <table:table-row table:style-name="ro1">
          <table:table-cell office:value-type="string">
            <text:p>2AK1262</text:p>
          </table:table-cell>
          <table:table-cell office:value-type="string">
            <text:p>Renault Megane tm. modrá metalíza</text:p>
          </table:table-cell>
          <table:table-cell office:value-type="string">
            <text:p>20.08.2019</text:p>
          </table:table-cell>
          <table:table-cell office:value-type="string">
            <text:p>16:00</text:p>
          </table:table-cell>
          <table:table-cell office:value-type="string">
            <text:p>.......... <text:s text:c="2"/></text:p>
          </table:table-cell>
          <table:table-cell office:value-type="string">
            <text:p>Plzeň</text:p>
          </table:table-cell>
          <table:table-cell office:value-type="string">
            <text:p>Překročení rychlosti min o 70km/h.Předjíždění a myškování ve vysoké rychlosti.</text:p>
          </table:table-cell>
        </table:table-row>
        <table:table-row table:style-name="ro1">
          <table:table-cell office:value-type="string">
            <text:p>2AB 4549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table table:name="Sheet4" table:style-name="ta1">
        <table:table-column table:style-name="co1" table:number-columns-repeated="13" table:default-cell-style-name="Default"/>
        <table:table-row table:style-name="ro1">
          <table:table-cell office:value-type="string">
            <text:p>Smith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76207">
            <text:p>2376207</text:p>
          </table:table-cell>
          <table:table-cell table:number-columns-repeated="2" office:value-type="float" office:value="880.85">
            <text:p>880.85</text:p>
          </table:table-cell>
          <table:table-cell office:value-type="float" office:value="73.35">
            <text:p>73.35</text:p>
          </table:table-cell>
          <table:table-cell office:value-type="float" office:value="22.22">
            <text:p>22.22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1.63">
            <text:p>1.63</text:p>
          </table:table-cell>
          <table:table-cell office:value-type="float" office:value="1.56">
            <text:p>1.56</text:p>
          </table:table-cell>
        </table:table-row>
        <table:table-row table:style-name="ro1">
          <table:table-cell office:value-type="string">
            <text:p>Johnso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57160">
            <text:p>1857160</text:p>
          </table:table-cell>
          <table:table-cell office:value-type="float" office:value="688.44">
            <text:p>688.44</text:p>
          </table:table-cell>
          <table:table-cell office:value-type="float" office:value="1569.3">
            <text:p>1569.3</text:p>
          </table:table-cell>
          <table:table-cell office:value-type="float" office:value="61.55">
            <text:p>61.55</text:p>
          </table:table-cell>
          <table:table-cell office:value-type="float" office:value="33.8">
            <text:p>33.8</text:p>
          </table:table-cell>
          <table:table-cell office:value-type="float" office:value="0.42">
            <text:p>0.42</text:p>
          </table:table-cell>
          <table:table-cell office:value-type="float" office:value="0.91">
            <text:p>0.91</text:p>
          </table:table-cell>
          <table:table-cell office:value-type="float" office:value="1.82">
            <text:p>1.82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illiams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34042">
            <text:p>1534042</text:p>
          </table:table-cell>
          <table:table-cell office:value-type="float" office:value="568.66">
            <text:p>568.66</text:p>
          </table:table-cell>
          <table:table-cell office:value-type="float" office:value="2137.96">
            <text:p>2137.96</text:p>
          </table:table-cell>
          <table:table-cell office:value-type="float" office:value="48.52">
            <text:p>48.52</text:p>
          </table:table-cell>
          <table:table-cell office:value-type="float" office:value="46.72">
            <text:p>46.72</text:p>
          </table:table-cell>
          <table:table-cell office:value-type="float" office:value="0.37">
            <text:p>0.37</text:p>
          </table:table-cell>
          <table:table-cell office:value-type="float" office:value="0.78">
            <text:p>0.78</text:p>
          </table:table-cell>
          <table:table-cell office:value-type="float" office:value="2.01">
            <text:p>2.01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string">
            <text:p>Brow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80145">
            <text:p>1380145</text:p>
          </table:table-cell>
          <table:table-cell office:value-type="float" office:value="511.62">
            <text:p>511.62</text:p>
          </table:table-cell>
          <table:table-cell office:value-type="float" office:value="2649.58">
            <text:p>2649.58</text:p>
          </table:table-cell>
          <table:table-cell office:value-type="float" office:value="60.71">
            <text:p>60.71</text:p>
          </table:table-cell>
          <table:table-cell office:value-type="float" office:value="34.54">
            <text:p>34.54</text:p>
          </table:table-cell>
          <table:table-cell office:value-type="float" office:value="0.41">
            <text:p>0.41</text:p>
          </table:table-cell>
          <table:table-cell office:value-type="float" office:value="0.83">
            <text:p>0.83</text:p>
          </table:table-cell>
          <table:table-cell office:value-type="float" office:value="1.86">
            <text:p>1.86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Jone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<text:s/>−1</text:p>
          </table:table-cell>
          <table:table-cell office:value-type="float" office:value="1362755">
            <text:p>1362755</text:p>
          </table:table-cell>
          <table:table-cell office:value-type="float" office:value="505.17">
            <text:p>505.17</text:p>
          </table:table-cell>
          <table:table-cell office:value-type="float" office:value="3154.75">
            <text:p>3154.75</text:p>
          </table:table-cell>
          <table:table-cell office:value-type="float" office:value="57.69">
            <text:p>57.69</text:p>
          </table:table-cell>
          <table:table-cell office:value-type="float" office:value="37.73">
            <text:p>37.73</text:p>
          </table:table-cell>
          <table:table-cell office:value-type="float" office:value="0.35">
            <text:p>0.35</text:p>
          </table:table-cell>
          <table:table-cell office:value-type="float" office:value="0.94">
            <text:p>0.94</text:p>
          </table:table-cell>
          <table:table-cell office:value-type="float" office:value="1.85">
            <text:p>1.85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Mil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27803">
            <text:p>1127803</text:p>
          </table:table-cell>
          <table:table-cell office:value-type="float" office:value="418.07">
            <text:p>418.07</text:p>
          </table:table-cell>
          <table:table-cell office:value-type="float" office:value="3572.82">
            <text:p>3572.82</text:p>
          </table:table-cell>
          <table:table-cell office:value-type="float" office:value="85.81">
            <text:p>85.81</text:p>
          </table:table-cell>
          <table:table-cell office:value-type="float" office:value="10.41">
            <text:p>10.41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1.31">
            <text:p>1.31</text:p>
          </table:table-cell>
          <table:table-cell office:value-type="float" office:value="1.43">
            <text:p>1.43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<text:s/>−1</text:p>
          </table:table-cell>
          <table:table-cell office:value-type="float" office:value="1072335">
            <text:p>1072335</text:p>
          </table:table-cell>
          <table:table-cell office:value-type="float" office:value="397.51">
            <text:p>397.51</text:p>
          </table:table-cell>
          <table:table-cell office:value-type="float" office:value="3970.33">
            <text:p>3970.33</text:p>
          </table:table-cell>
          <table:table-cell office:value-type="float" office:value="64.73">
            <text:p>64.73</text:p>
          </table:table-cell>
          <table:table-cell office:value-type="float" office:value="30.77">
            <text:p>30.77</text:p>
          </table:table-cell>
          <table:table-cell office:value-type="float" office:value="0.4">
            <text:p>0.4</text:p>
          </table:table-cell>
          <table:table-cell office:value-type="float" office:value="0.79">
            <text:p>0.79</text:p>
          </table:table-cell>
          <table:table-cell office:value-type="float" office:value="1.73">
            <text:p>1.73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García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858289">
            <text:p>858289</text:p>
          </table:table-cell>
          <table:table-cell office:value-type="float" office:value="318.17">
            <text:p>318.17</text:p>
          </table:table-cell>
          <table:table-cell office:value-type="float" office:value="4288.5">
            <text:p>4288.5</text:p>
          </table:table-cell>
          <table:table-cell office:value-type="float" office:value="6.17">
            <text:p>6.17</text:p>
          </table:table-cell>
          <table:table-cell office:value-type="float" office:value="0.49">
            <text:p>0.49</text:p>
          </table:table-cell>
          <table:table-cell office:value-type="float" office:value="1.43">
            <text:p>1.43</text:p>
          </table:table-cell>
          <table:table-cell office:value-type="float" office:value="0.58">
            <text:p>0.58</text:p>
          </table:table-cell>
          <table:table-cell office:value-type="float" office:value="0.51">
            <text:p>0.51</text:p>
          </table:table-cell>
          <table:table-cell office:value-type="float" office:value="90.81">
            <text:p>90.81</text:p>
          </table:table-cell>
        </table:table-row>
        <table:table-row table:style-name="ro1">
          <table:table-cell office:value-type="string">
            <text:p>Rodríguez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04240">
            <text:p>804240</text:p>
          </table:table-cell>
          <table:table-cell office:value-type="float" office:value="298.13">
            <text:p>298.13</text:p>
          </table:table-cell>
          <table:table-cell office:value-type="float" office:value="4586.62">
            <text:p>4586.62</text:p>
          </table:table-cell>
          <table:table-cell office:value-type="float" office:value="5.52">
            <text:p>5.52</text:p>
          </table:table-cell>
          <table:table-cell office:value-type="float" office:value="0.54">
            <text:p>0.54</text:p>
          </table:table-cell>
          <table:table-cell office:value-type="float" office:value="0.58">
            <text:p>0.58</text:p>
          </table:table-cell>
          <table:table-cell office:value-type="float" office:value="0.24">
            <text:p>0.24</text:p>
          </table:table-cell>
          <table:table-cell office:value-type="float" office:value="0.41">
            <text:p>0.41</text:p>
          </table:table-cell>
          <table:table-cell office:value-type="float" office:value="92.7">
            <text:p>92.7</text:p>
          </table:table-cell>
        </table:table-row>
        <table:table-row table:style-name="ro1">
          <table:table-cell office:value-type="string">
            <text:p>Wilso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<text:s/>−2</text:p>
          </table:table-cell>
          <table:table-cell office:value-type="float" office:value="783051">
            <text:p>783051</text:p>
          </table:table-cell>
          <table:table-cell office:value-type="float" office:value="290.27">
            <text:p>290.27</text:p>
          </table:table-cell>
          <table:table-cell office:value-type="float" office:value="4876.9">
            <text:p>4876.9</text:p>
          </table:table-cell>
          <table:table-cell office:value-type="float" office:value="69.72">
            <text:p>69.72</text:p>
          </table:table-cell>
          <table:table-cell office:value-type="float" office:value="25.32">
            <text:p>25.32</text:p>
          </table:table-cell>
          <table:table-cell office:value-type="float" office:value="0.46">
            <text:p>0.46</text:p>
          </table:table-cell>
          <table:table-cell office:value-type="float" office:value="1.03">
            <text:p>1.03</text:p>
          </table:table-cell>
          <table:table-cell office:value-type="float" office:value="1.74">
            <text:p>1.74</text:p>
          </table:table-cell>
          <table:table-cell office:value-type="float" office:value="1.73">
            <text:p>1.73</text:p>
          </table:table-cell>
        </table:table-row>
        <table:table-row table:style-name="ro1">
          <table:table-cell office:value-type="string">
            <text:p>Martínez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775072">
            <text:p>775072</text:p>
          </table:table-cell>
          <table:table-cell office:value-type="float" office:value="287.32">
            <text:p>287.32</text:p>
          </table:table-cell>
          <table:table-cell office:value-type="float" office:value="5164.22">
            <text:p>5164.22</text:p>
          </table:table-cell>
          <table:table-cell office:value-type="float" office:value="6.04">
            <text:p>6.04</text:p>
          </table:table-cell>
          <table:table-cell office:value-type="float" office:value="0.52">
            <text:p>0.52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0.46">
            <text:p>0.46</text:p>
          </table:table-cell>
          <table:table-cell office:value-type="float" office:value="91.72">
            <text:p>91.72</text:p>
          </table:table-cell>
        </table:table-row>
        <table:table-row table:style-name="ro1">
          <table:table-cell office:value-type="string">
            <text:p>Anderson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<text:s/>−1</text:p>
          </table:table-cell>
          <table:table-cell office:value-type="float" office:value="762394">
            <text:p>762394</text:p>
          </table:table-cell>
          <table:table-cell office:value-type="float" office:value="282.62">
            <text:p>282.62</text:p>
          </table:table-cell>
          <table:table-cell office:value-type="float" office:value="5446.83">
            <text:p>5446.83</text:p>
          </table:table-cell>
          <table:table-cell office:value-type="float" office:value="77.6">
            <text:p>77.6</text:p>
          </table:table-cell>
          <table:table-cell office:value-type="float" office:value="18.06">
            <text:p>18.06</text:p>
          </table:table-cell>
          <table:table-cell office:value-type="float" office:value="0.48">
            <text:p>0.48</text:p>
          </table:table-cell>
          <table:table-cell office:value-type="float" office:value="0.7">
            <text:p>0.7</text:p>
          </table:table-cell>
          <table:table-cell office:value-type="float" office:value="1.59">
            <text:p>1.59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Taylor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<text:s/>−3</text:p>
          </table:table-cell>
          <table:table-cell office:value-type="float" office:value="720370">
            <text:p>720370</text:p>
          </table:table-cell>
          <table:table-cell office:value-type="float" office:value="267.04">
            <text:p>267.04</text:p>
          </table:table-cell>
          <table:table-cell office:value-type="float" office:value="5713.87">
            <text:p>5713.87</text:p>
          </table:table-cell>
          <table:table-cell office:value-type="float" office:value="67.8">
            <text:p>67.8</text:p>
          </table:table-cell>
          <table:table-cell office:value-type="float" office:value="27.67">
            <text:p>27.67</text:p>
          </table:table-cell>
          <table:table-cell office:value-type="float" office:value="0.39">
            <text:p>0.39</text:p>
          </table:table-cell>
          <table:table-cell office:value-type="float" office:value="0.75">
            <text:p>0.75</text:p>
          </table:table-cell>
          <table:table-cell office:value-type="float" office:value="1.78">
            <text:p>1.78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Thomas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<text:s/>−2</text:p>
          </table:table-cell>
          <table:table-cell office:value-type="float" office:value="710696">
            <text:p>710696</text:p>
          </table:table-cell>
          <table:table-cell office:value-type="float" office:value="263.45">
            <text:p>263.45</text:p>
          </table:table-cell>
          <table:table-cell office:value-type="float" office:value="5977.33">
            <text:p>5977.33</text:p>
          </table:table-cell>
          <table:table-cell office:value-type="float" office:value="55.53">
            <text:p>55.53</text:p>
          </table:table-cell>
          <table:table-cell office:value-type="float" office:value="38.17">
            <text:p>38.17</text:p>
          </table:table-cell>
          <table:table-cell office:value-type="float" office:value="1.63">
            <text:p>1.63</text:p>
          </table:table-cell>
          <table:table-cell office:value-type="float" office:value="1.01">
            <text:p>1.01</text:p>
          </table:table-cell>
          <table:table-cell office:value-type="float" office:value="2">
            <text:p>2</text:p>
          </table:table-cell>
          <table:table-cell office:value-type="float" office:value="1.66">
            <text:p>1.66</text:p>
          </table:table-cell>
        </table:table-row>
        <table:table-row table:style-name="ro1">
          <table:table-cell office:value-type="string">
            <text:p>Hernández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706372">
            <text:p>706372</text:p>
          </table:table-cell>
          <table:table-cell office:value-type="float" office:value="261.85">
            <text:p>261.85</text:p>
          </table:table-cell>
          <table:table-cell office:value-type="float" office:value="6239.18">
            <text:p>6239.18</text:p>
          </table:table-cell>
          <table:table-cell office:value-type="float" office:value="4.55">
            <text:p>4.55</text:p>
          </table:table-cell>
          <table:table-cell office:value-type="float" office:value="0.38">
            <text:p>0.38</text:p>
          </table:table-cell>
          <table:table-cell office:value-type="float" office:value="0.65">
            <text:p>0.65</text:p>
          </table:table-cell>
          <table:table-cell office:value-type="float" office:value="0.27">
            <text:p>0.27</text:p>
          </table:table-cell>
          <table:table-cell office:value-type="float" office:value="0.35">
            <text:p>0.35</text:p>
          </table:table-cell>
          <table:table-cell office:value-type="float" office:value="93.81">
            <text:p>93.81</text:p>
          </table:table-cell>
        </table:table-row>
        <table:table-row table:style-name="ro1">
          <table:table-cell office:value-type="string">
            <text:p>Moore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<text:s/>−7</text:p>
          </table:table-cell>
          <table:table-cell office:value-type="float" office:value="698671">
            <text:p>698671</text:p>
          </table:table-cell>
          <table:table-cell office:value-type="float" office:value="259">
            <text:p>259</text:p>
          </table:table-cell>
          <table:table-cell office:value-type="float" office:value="6498.17">
            <text:p>6498.17</text:p>
          </table:table-cell>
          <table:table-cell office:value-type="float" office:value="68.85">
            <text:p>68.85</text:p>
          </table:table-cell>
          <table:table-cell office:value-type="float" office:value="26.92">
            <text:p>26.92</text:p>
          </table:table-cell>
          <table:table-cell office:value-type="float" office:value="0.37">
            <text:p>0.37</text:p>
          </table:table-cell>
          <table:table-cell office:value-type="float" office:value="0.65">
            <text:p>0.65</text:p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string">
            <text:p><text:s/>−1</text:p>
          </table:table-cell>
          <table:table-cell office:value-type="float" office:value="672711">
            <text:p>672711</text:p>
          </table:table-cell>
          <table:table-cell office:value-type="float" office:value="249.37">
            <text:p>249.37</text:p>
          </table:table-cell>
          <table:table-cell office:value-type="float" office:value="6747.54">
            <text:p>6747.54</text:p>
          </table:table-cell>
          <table:table-cell office:value-type="float" office:value="77.47">
            <text:p>77.47</text:p>
          </table:table-cell>
          <table:table-cell office:value-type="float" office:value="15.3">
            <text:p>15.3</text:p>
          </table:table-cell>
          <table:table-cell office:value-type="float" office:value="0.71">
            <text:p>0.71</text:p>
          </table:table-cell>
          <table:table-cell office:value-type="float" office:value="0.94">
            <text:p>0.94</text:p>
          </table:table-cell>
          <table:table-cell office:value-type="float" office:value="1.59">
            <text:p>1.59</text:p>
          </table:table-cell>
          <table:table-cell office:value-type="float" office:value="3.99">
            <text:p>3.99</text:p>
          </table:table-cell>
        </table:table-row>
        <table:table-row table:style-name="ro1">
          <table:table-cell office:value-type="string">
            <text:p>Jackson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string">
            <text:p><text:s/>−5</text:p>
          </table:table-cell>
          <table:table-cell office:value-type="float" office:value="666125">
            <text:p>666125</text:p>
          </table:table-cell>
          <table:table-cell office:value-type="float" office:value="246.93">
            <text:p>246.93</text:p>
          </table:table-cell>
          <table:table-cell office:value-type="float" office:value="6994.47">
            <text:p>6994.47</text:p>
          </table:table-cell>
          <table:table-cell office:value-type="float" office:value="41.93">
            <text:p>41.93</text:p>
          </table:table-cell>
          <table:table-cell office:value-type="float" office:value="53.02">
            <text:p>53.02</text:p>
          </table:table-cell>
          <table:table-cell office:value-type="float" office:value="0.31">
            <text:p>0.31</text:p>
          </table:table-cell>
          <table:table-cell office:value-type="float" office:value="1.04">
            <text:p>1.04</text:p>
          </table:table-cell>
          <table:table-cell office:value-type="float" office:value="2.18">
            <text:p>2.18</text:p>
          </table:table-cell>
          <table:table-cell office:value-type="float" office:value="1.53">
            <text:p>1.53</text:p>
          </table:table-cell>
        </table:table-row>
        <table:table-row table:style-name="ro1">
          <table:table-cell office:value-type="string">
            <text:p>Thompson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<text:s/>−2</text:p>
          </table:table-cell>
          <table:table-cell office:value-type="float" office:value="644368">
            <text:p>644368</text:p>
          </table:table-cell>
          <table:table-cell office:value-type="float" office:value="238.87">
            <text:p>238.87</text:p>
          </table:table-cell>
          <table:table-cell office:value-type="float" office:value="7233.34">
            <text:p>7233.34</text:p>
          </table:table-cell>
          <table:table-cell office:value-type="float" office:value="72.48">
            <text:p>72.48</text:p>
          </table:table-cell>
          <table:table-cell office:value-type="float" office:value="22.53">
            <text:p>22.53</text:p>
          </table:table-cell>
          <table:table-cell office:value-type="float" office:value="0.44">
            <text:p>0.44</text:p>
          </table:table-cell>
          <table:table-cell office:value-type="float" office:value="1.15">
            <text:p>1.15</text:p>
          </table:table-cell>
          <table:table-cell office:value-type="float" office:value="1.78">
            <text:p>1.78</text:p>
          </table:table-cell>
          <table:table-cell office:value-type="float" office:value="1.62">
            <text:p>1.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<text:s/>−6</text:p>
          </table:table-cell>
          <table:table-cell office:value-type="float" office:value="639515">
            <text:p>639515</text:p>
          </table:table-cell>
          <table:table-cell office:value-type="float" office:value="237.07">
            <text:p>237.07</text:p>
          </table:table-cell>
          <table:table-cell office:value-type="float" office:value="7470.4">
            <text:p>7470.4</text:p>
          </table:table-cell>
          <table:table-cell office:value-type="float" office:value="67.91">
            <text:p>67.91</text:p>
          </table:table-cell>
          <table:table-cell office:value-type="float" office:value="27.38">
            <text:p>27.38</text:p>
          </table:table-cell>
          <table:table-cell office:value-type="float" office:value="0.39">
            <text:p>0.39</text:p>
          </table:table-cell>
          <table:table-cell office:value-type="float" office:value="1.01">
            <text:p>1.01</text:p>
          </table:table-cell>
          <table:table-cell office:value-type="float" office:value="1.76">
            <text:p>1.76</text:p>
          </table:table-cell>
          <table:table-cell office:value-type="float" office:value="1.55">
            <text:p>1.55</text:p>
          </table:table-cell>
        </table:table-row>
        <table:table-row table:style-name="ro1">
          <table:table-cell office:value-type="string">
            <text:p>López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621536">
            <text:p>621536</text:p>
          </table:table-cell>
          <table:table-cell office:value-type="float" office:value="230.4">
            <text:p>230.4</text:p>
          </table:table-cell>
          <table:table-cell office:value-type="float" office:value="7700.81">
            <text:p>7700.81</text:p>
          </table:table-cell>
          <table:table-cell office:value-type="float" office:value="5.85">
            <text:p>5.85</text:p>
          </table:table-cell>
          <table:table-cell office:value-type="float" office:value="0.61">
            <text:p>0.61</text:p>
          </table:table-cell>
          <table:table-cell office:value-type="float" office:value="1.04">
            <text:p>1.04</text:p>
          </table:table-cell>
          <table:table-cell office:value-type="float" office:value="0.47">
            <text:p>0.47</text:p>
          </table:table-cell>
          <table:table-cell office:value-type="float" office:value="0.52">
            <text:p>0.52</text:p>
          </table:table-cell>
          <table:table-cell office:value-type="float" office:value="91.51">
            <text:p>91.51</text:p>
          </table:table-cell>
        </table:table-row>
        <table:table-row table:style-name="ro1">
          <table:table-cell office:value-type="string">
            <text:p>Lee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05860">
            <text:p>605860</text:p>
          </table:table-cell>
          <table:table-cell office:value-type="float" office:value="224.59">
            <text:p>224.59</text:p>
          </table:table-cell>
          <table:table-cell office:value-type="float" office:value="7925.4">
            <text:p>7925.4</text:p>
          </table:table-cell>
          <table:table-cell office:value-type="float" office:value="40.09">
            <text:p>40.09</text:p>
          </table:table-cell>
          <table:table-cell office:value-type="float" office:value="17.41">
            <text:p>17.41</text:p>
          </table:table-cell>
          <table:table-cell office:value-type="float" office:value="37.83">
            <text:p>37.83</text:p>
          </table:table-cell>
          <table:table-cell office:value-type="float" office:value="1.03">
            <text:p>1.03</text:p>
          </table:table-cell>
          <table:table-cell office:value-type="float" office:value="2.3">
            <text:p>2.3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González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597718">
            <text:p>597718</text:p>
          </table:table-cell>
          <table:table-cell office:value-type="float" office:value="221.57">
            <text:p>221.57</text:p>
          </table:table-cell>
          <table:table-cell office:value-type="float" office:value="8146.97">
            <text:p>8146.97</text:p>
          </table:table-cell>
          <table:table-cell office:value-type="float" office:value="4.76">
            <text:p>4.76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 office:value-type="float" office:value="0.18">
            <text:p>0.18</text:p>
          </table:table-cell>
          <table:table-cell office:value-type="float" office:value="0.33">
            <text:p>0.33</text:p>
          </table:table-cell>
          <table:table-cell office:value-type="float" office:value="93.99">
            <text:p>93.99</text:p>
          </table:table-cell>
        </table:table-row>
        <table:table-row table:style-name="ro1">
          <table:table-cell office:value-type="string">
            <text:p>Harris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string">
            <text:p><text:s/>−9</text:p>
          </table:table-cell>
          <table:table-cell office:value-type="float" office:value="593542">
            <text:p>593542</text:p>
          </table:table-cell>
          <table:table-cell office:value-type="float" office:value="220.02">
            <text:p>220.02</text:p>
          </table:table-cell>
          <table:table-cell office:value-type="float" office:value="8366.99">
            <text:p>8366.99</text:p>
          </table:table-cell>
          <table:table-cell office:value-type="float" office:value="53.88">
            <text:p>53.88</text:p>
          </table:table-cell>
          <table:table-cell office:value-type="float" office:value="41.63">
            <text:p>41.63</text:p>
          </table:table-cell>
          <table:table-cell office:value-type="float" office:value="0.36">
            <text:p>0.36</text:p>
          </table:table-cell>
          <table:table-cell office:value-type="float" office:value="0.65">
            <text:p>0.65</text:p>
          </table:table-cell>
          <table:table-cell office:value-type="float" office:value="2.02">
            <text:p>2.02</text:p>
          </table:table-cell>
          <table:table-cell office:value-type="float" office:value="1.45">
            <text:p>1.45</text:p>
          </table:table-cell>
        </table:table-row>
        <table:table-row table:style-name="ro1">
          <table:table-cell office:value-type="string">
            <text:p>Clark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string">
            <text:p><text:s/>−4</text:p>
          </table:table-cell>
          <table:table-cell office:value-type="float" office:value="548369">
            <text:p>548369</text:p>
          </table:table-cell>
          <table:table-cell office:value-type="float" office:value="203.28">
            <text:p>203.28</text:p>
          </table:table-cell>
          <table:table-cell office:value-type="float" office:value="8570.27">
            <text:p>8570.27</text:p>
          </table:table-cell>
          <table:table-cell office:value-type="float" office:value="76.84">
            <text:p>76.84</text:p>
          </table:table-cell>
          <table:table-cell office:value-type="float" office:value="18.53">
            <text:p>18.53</text:p>
          </table:table-cell>
          <table:table-cell office:value-type="float" office:value="0.41">
            <text:p>0.41</text:p>
          </table:table-cell>
          <table:table-cell office:value-type="float" office:value="0.94">
            <text:p>0.94</text:p>
          </table:table-cell>
          <table:table-cell office:value-type="float" office:value="1.6">
            <text:p>1.6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Lewis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string">
            <text:p><text:s/>−3</text:p>
          </table:table-cell>
          <table:table-cell office:value-type="float" office:value="509930">
            <text:p>509930</text:p>
          </table:table-cell>
          <table:table-cell office:value-type="float" office:value="189.03">
            <text:p>189.03</text:p>
          </table:table-cell>
          <table:table-cell office:value-type="float" office:value="8759.3">
            <text:p>8759.3</text:p>
          </table:table-cell>
          <table:table-cell office:value-type="float" office:value="60.97">
            <text:p>60.97</text:p>
          </table:table-cell>
          <table:table-cell office:value-type="float" office:value="33.83">
            <text:p>33.83</text:p>
          </table:table-cell>
          <table:table-cell office:value-type="float" office:value="0.45">
            <text:p>0.45</text:p>
          </table:table-cell>
          <table:table-cell office:value-type="float" office:value="1.14">
            <text:p>1.14</text:p>
          </table:table-cell>
          <table:table-cell office:value-type="float" office:value="1.97">
            <text:p>1.97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Robinson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string">
            <text:p><text:s/>−7</text:p>
          </table:table-cell>
          <table:table-cell office:value-type="float" office:value="503028">
            <text:p>503028</text:p>
          </table:table-cell>
          <table:table-cell office:value-type="float" office:value="186.47">
            <text:p>186.47</text:p>
          </table:table-cell>
          <table:table-cell office:value-type="float" office:value="8945.77">
            <text:p>8945.77</text:p>
          </table:table-cell>
          <table:table-cell office:value-type="float" office:value="51.34">
            <text:p>51.34</text:p>
          </table:table-cell>
          <table:table-cell office:value-type="float" office:value="44.1">
            <text:p>44.1</text:p>
          </table:table-cell>
          <table:table-cell office:value-type="float" office:value="0.37">
            <text:p>0.37</text:p>
          </table:table-cell>
          <table:table-cell office:value-type="float" office:value="0.51">
            <text:p>0.51</text:p>
          </table:table-cell>
          <table:table-cell office:value-type="float" office:value="1.99">
            <text:p>1.99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Walker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string">
            <text:p><text:s/>−3</text:p>
          </table:table-cell>
          <table:table-cell office:value-type="float" office:value="501307">
            <text:p>501307</text:p>
          </table:table-cell>
          <table:table-cell office:value-type="float" office:value="185.83">
            <text:p>185.83</text:p>
          </table:table-cell>
          <table:table-cell office:value-type="float" office:value="9131.61">
            <text:p>9131.61</text:p>
          </table:table-cell>
          <table:table-cell office:value-type="float" office:value="61.25">
            <text:p>61.25</text:p>
          </table:table-cell>
          <table:table-cell office:value-type="float" office:value="34.17">
            <text:p>34.17</text:p>
          </table:table-cell>
          <table:table-cell office:value-type="float" office:value="0.35">
            <text:p>0.35</text:p>
          </table:table-cell>
          <table:table-cell office:value-type="float" office:value="0.83">
            <text:p>0.83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string">
            <text:p>Pérez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488521">
            <text:p>488521</text:p>
          </table:table-cell>
          <table:table-cell office:value-type="float" office:value="181.09">
            <text:p>181.09</text:p>
          </table:table-cell>
          <table:table-cell office:value-type="float" office:value="9312.7">
            <text:p>9312.7</text:p>
          </table:table-cell>
          <table:table-cell office:value-type="float" office:value="5.95">
            <text:p>5.95</text:p>
          </table:table-cell>
          <table:table-cell office:value-type="float" office:value="0.48">
            <text:p>0.48</text:p>
          </table:table-cell>
          <table:table-cell office:value-type="float" office:value="1.18">
            <text:p>1.18</text:p>
          </table:table-cell>
          <table:table-cell office:value-type="float" office:value="0.26">
            <text:p>0.26</text:p>
          </table:table-cell>
          <table:table-cell office:value-type="float" office:value="0.48">
            <text:p>0.48</text:p>
          </table:table-cell>
          <table:table-cell office:value-type="float" office:value="91.65">
            <text:p>91.65</text:p>
          </table:table-cell>
        </table:table-row>
        <table:table-row table:style-name="ro1">
          <table:table-cell office:value-type="string">
            <text:p>Hall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string">
            <text:p><text:s/>−4</text:p>
          </table:table-cell>
          <table:table-cell office:value-type="float" office:value="473568">
            <text:p>473568</text:p>
          </table:table-cell>
          <table:table-cell office:value-type="float" office:value="175.55">
            <text:p>175.55</text:p>
          </table:table-cell>
          <table:table-cell office:value-type="float" office:value="9488.25">
            <text:p>9488.25</text:p>
          </table:table-cell>
          <table:table-cell office:value-type="float" office:value="75.11">
            <text:p>75.11</text:p>
          </table:table-cell>
          <table:table-cell office:value-type="float" office:value="20.75">
            <text:p>20.75</text:p>
          </table:table-cell>
          <table:table-cell office:value-type="float" office:value="0.48">
            <text:p>0.48</text:p>
          </table:table-cell>
          <table:table-cell office:value-type="float" office:value="0.63">
            <text:p>0.63</text:p>
          </table:table-cell>
          <table:table-cell office:value-type="float" office:value="1.63">
            <text:p>1.63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Young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<text:s/>−3</text:p>
          </table:table-cell>
          <table:table-cell office:value-type="float" office:value="465948">
            <text:p>465948</text:p>
          </table:table-cell>
          <table:table-cell office:value-type="float" office:value="172.73">
            <text:p>172.73</text:p>
          </table:table-cell>
          <table:table-cell office:value-type="float" office:value="9660.97">
            <text:p>9660.97</text:p>
          </table:table-cell>
          <table:table-cell office:value-type="float" office:value="68.91">
            <text:p>68.91</text:p>
          </table:table-cell>
          <table:table-cell office:value-type="float" office:value="23.79">
            <text:p>23.79</text:p>
          </table:table-cell>
          <table:table-cell office:value-type="float" office:value="2.95">
            <text:p>2.95</text:p>
          </table:table-cell>
          <table:table-cell office:value-type="float" office:value="0.73">
            <text:p>0.73</text:p>
          </table:table-cell>
          <table:table-cell office:value-type="float" office:value="1.93">
            <text:p>1.93</text:p>
          </table:table-cell>
          <table:table-cell office:value-type="float" office:value="1.69">
            <text:p>1.69</text:p>
          </table:table-cell>
        </table:table-row>
        <table:table-row table:style-name="ro1">
          <table:table-cell office:value-type="string">
            <text:p>Allen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string">
            <text:p><text:s/>−5</text:p>
          </table:table-cell>
          <table:table-cell office:value-type="float" office:value="463368">
            <text:p>463368</text:p>
          </table:table-cell>
          <table:table-cell office:value-type="float" office:value="171.77">
            <text:p>171.77</text:p>
          </table:table-cell>
          <table:table-cell office:value-type="float" office:value="9832.74">
            <text:p>9832.74</text:p>
          </table:table-cell>
          <table:table-cell office:value-type="float" office:value="70.24">
            <text:p>70.24</text:p>
          </table:table-cell>
          <table:table-cell office:value-type="float" office:value="25.14">
            <text:p>25.14</text:p>
          </table:table-cell>
          <table:table-cell office:value-type="float" office:value="0.41">
            <text:p>0.41</text:p>
          </table:table-cell>
          <table:table-cell office:value-type="float" office:value="0.83">
            <text:p>0.83</text:p>
          </table:table-cell>
          <table:table-cell office:value-type="float" office:value="1.77">
            <text:p>1.77</text:p>
          </table:table-cell>
          <table:table-cell office:value-type="float" office:value="1.62">
            <text:p>1.62</text:p>
          </table:table-cell>
        </table:table-row>
        <table:table-row table:style-name="ro1">
          <table:table-cell office:value-type="string">
            <text:p>Sánchez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441242">
            <text:p>441242</text:p>
          </table:table-cell>
          <table:table-cell office:value-type="float" office:value="163.57">
            <text:p>163.57</text:p>
          </table:table-cell>
          <table:table-cell office:value-type="float" office:value="9996.31">
            <text:p>9996.31</text:p>
          </table:table-cell>
          <table:table-cell office:value-type="float" office:value="5.77">
            <text:p>5.77</text:p>
          </table:table-cell>
          <table:table-cell office:value-type="float" office:value="0.5">
            <text:p>0.5</text:p>
          </table:table-cell>
          <table:table-cell office:value-type="float" office:value="1.01">
            <text:p>1.01</text:p>
          </table:table-cell>
          <table:table-cell office:value-type="float" office:value="0.49">
            <text:p>0.49</text:p>
          </table:table-cell>
          <table:table-cell office:value-type="float" office:value="0.45">
            <text:p>0.45</text:p>
          </table:table-cell>
          <table:table-cell office:value-type="float" office:value="91.78">
            <text:p>91.78</text:p>
          </table:table-cell>
        </table:table-row>
        <table:table-row table:style-name="ro1">
          <table:table-cell office:value-type="string">
            <text:p>Wright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string">
            <text:p><text:s/>−3</text:p>
          </table:table-cell>
          <table:table-cell office:value-type="float" office:value="440367">
            <text:p>440367</text:p>
          </table:table-cell>
          <table:table-cell office:value-type="float" office:value="163.24">
            <text:p>163.24</text:p>
          </table:table-cell>
          <table:table-cell office:value-type="float" office:value="10159.55">
            <text:p>10159.55</text:p>
          </table:table-cell>
          <table:table-cell office:value-type="float" office:value="68.3">
            <text:p>68.3</text:p>
          </table:table-cell>
          <table:table-cell office:value-type="float" office:value="27.36">
            <text:p>27.36</text:p>
          </table:table-cell>
          <table:table-cell office:value-type="float" office:value="0.4">
            <text:p>0.4</text:p>
          </table:table-cell>
          <table:table-cell office:value-type="float" office:value="0.66">
            <text:p>0.66</text:p>
          </table:table-cell>
          <table:table-cell office:value-type="float" office:value="1.75">
            <text:p>1.75</text:p>
          </table:table-cell>
          <table:table-cell office:value-type="float" office:value="1.52">
            <text:p>1.52</text:p>
          </table:table-cell>
        </table:table-row>
        <table:table-row table:style-name="ro1">
          <table:table-cell office:value-type="string">
            <text:p>King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string">
            <text:p><text:s/>−5</text:p>
          </table:table-cell>
          <table:table-cell office:value-type="float" office:value="438986">
            <text:p>438986</text:p>
          </table:table-cell>
          <table:table-cell office:value-type="float" office:value="162.73">
            <text:p>162.73</text:p>
          </table:table-cell>
          <table:table-cell office:value-type="float" office:value="10322.28">
            <text:p>10322.28</text:p>
          </table:table-cell>
          <table:table-cell office:value-type="float" office:value="72.8">
            <text:p>72.8</text:p>
          </table:table-cell>
          <table:table-cell office:value-type="float" office:value="22.02">
            <text:p>22.02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1.71">
            <text:p>1.71</text:p>
          </table:table-cell>
          <table:table-cell office:value-type="float" office:value="1.62">
            <text:p>1.62</text:p>
          </table:table-cell>
        </table:table-row>
        <table:table-row table:style-name="ro1">
          <table:table-cell office:value-type="string">
            <text:p>Scott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string">
            <text:p><text:s/>−2</text:p>
          </table:table-cell>
          <table:table-cell office:value-type="float" office:value="420091">
            <text:p>420091</text:p>
          </table:table-cell>
          <table:table-cell office:value-type="float" office:value="155.73">
            <text:p>155.73</text:p>
          </table:table-cell>
          <table:table-cell office:value-type="float" office:value="10478.01">
            <text:p>10478.01</text:p>
          </table:table-cell>
          <table:table-cell office:value-type="float" office:value="62.6">
            <text:p>62.6</text:p>
          </table:table-cell>
          <table:table-cell office:value-type="float" office:value="32.26">
            <text:p>32.26</text:p>
          </table:table-cell>
          <table:table-cell office:value-type="float" office:value="0.41">
            <text:p>0.41</text:p>
          </table:table-cell>
          <table:table-cell office:value-type="float" office:value="1.15">
            <text:p>1.15</text:p>
          </table:table-cell>
          <table:table-cell office:value-type="float" office:value="1.9">
            <text:p>1.9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string">
            <text:p><text:s/>−2</text:p>
          </table:table-cell>
          <table:table-cell office:value-type="float" office:value="413477">
            <text:p>413477</text:p>
          </table:table-cell>
          <table:table-cell office:value-type="float" office:value="153.27">
            <text:p>153.27</text:p>
          </table:table-cell>
          <table:table-cell office:value-type="float" office:value="10631.29">
            <text:p>10631.29</text:p>
          </table:table-cell>
          <table:table-cell office:value-type="float" office:value="59.33">
            <text:p>59.33</text:p>
          </table:table-cell>
          <table:table-cell office:value-type="float" office:value="36.23">
            <text:p>36.23</text:p>
          </table:table-cell>
          <table:table-cell office:value-type="float" office:value="0.34">
            <text:p>0.34</text:p>
          </table:table-cell>
          <table:table-cell office:value-type="float" office:value="0.61">
            <text:p>0.61</text:p>
          </table:table-cell>
          <table:table-cell office:value-type="float" office:value="1.78">
            <text:p>1.78</text:p>
          </table:table-cell>
          <table:table-cell office:value-type="float" office:value="1.71">
            <text:p>1.71</text:p>
          </table:table-cell>
        </table:table-row>
        <table:table-row table:style-name="ro1">
          <table:table-cell office:value-type="string">
            <text:p>Baker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string">
            <text:p><text:s/>−1</text:p>
          </table:table-cell>
          <table:table-cell office:value-type="float" office:value="413351">
            <text:p>413351</text:p>
          </table:table-cell>
          <table:table-cell office:value-type="float" office:value="153.23">
            <text:p>153.23</text:p>
          </table:table-cell>
          <table:table-cell office:value-type="float" office:value="10784.51">
            <text:p>10784.51</text:p>
          </table:table-cell>
          <table:table-cell office:value-type="float" office:value="82.08">
            <text:p>82.08</text:p>
          </table:table-cell>
          <table:table-cell office:value-type="float" office:value="13.63">
            <text:p>13.63</text:p>
          </table:table-cell>
          <table:table-cell office:value-type="float" office:value="0.45">
            <text:p>0.45</text:p>
          </table:table-cell>
          <table:table-cell office:value-type="float" office:value="0.83">
            <text:p>0.83</text:p>
          </table:table-cell>
          <table:table-cell office:value-type="float" office:value="1.54">
            <text:p>1.54</text:p>
          </table:table-cell>
          <table:table-cell office:value-type="float" office:value="1.47">
            <text:p>1.47</text:p>
          </table:table-cell>
        </table:table-row>
        <table:table-row table:style-name="ro1">
          <table:table-cell office:value-type="string">
            <text:p>Adams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string">
            <text:p><text:s/>−3</text:p>
          </table:table-cell>
          <table:table-cell office:value-type="float" office:value="413086">
            <text:p>413086</text:p>
          </table:table-cell>
          <table:table-cell office:value-type="float" office:value="153.13">
            <text:p>153.13</text:p>
          </table:table-cell>
          <table:table-cell office:value-type="float" office:value="10937.64">
            <text:p>10937.64</text:p>
          </table:table-cell>
          <table:table-cell office:value-type="float" office:value="76.17">
            <text:p>76.17</text:p>
          </table:table-cell>
          <table:table-cell office:value-type="float" office:value="19.2">
            <text:p>19.2</text:p>
          </table:table-cell>
          <table:table-cell office:value-type="float" office:value="0.45">
            <text:p>0.45</text:p>
          </table:table-cell>
          <table:table-cell office:value-type="float" office:value="0.79">
            <text:p>0.79</text:p>
          </table:table-cell>
          <table:table-cell office:value-type="float" office:value="1.63">
            <text:p>1.63</text:p>
          </table:table-cell>
          <table:table-cell office:value-type="float" office:value="1.76">
            <text:p>1.76</text:p>
          </table:table-cell>
        </table:table-row>
        <table:table-row table:style-name="ro1">
          <table:table-cell office:value-type="string">
            <text:p>Nelson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string">
            <text:p><text:s/>−1</text:p>
          </table:table-cell>
          <table:table-cell office:value-type="float" office:value="412236">
            <text:p>412236</text:p>
          </table:table-cell>
          <table:table-cell office:value-type="float" office:value="152.81">
            <text:p>152.81</text:p>
          </table:table-cell>
          <table:table-cell office:value-type="float" office:value="11090.46">
            <text:p>11090.46</text:p>
          </table:table-cell>
          <table:table-cell office:value-type="float" office:value="80.29">
            <text:p>80.29</text:p>
          </table:table-cell>
          <table:table-cell office:value-type="float" office:value="14.93">
            <text:p>14.93</text:p>
          </table:table-cell>
          <table:table-cell office:value-type="float" office:value="0.51">
            <text:p>0.51</text:p>
          </table:table-cell>
          <table:table-cell office:value-type="float" office:value="1.09">
            <text:p>1.09</text:p>
          </table:table-cell>
          <table:table-cell office:value-type="float" office:value="1.49">
            <text:p>1.49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Hill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string">
            <text:p><text:s/>−8</text:p>
          </table:table-cell>
          <table:table-cell office:value-type="float" office:value="411770">
            <text:p>411770</text:p>
          </table:table-cell>
          <table:table-cell office:value-type="float" office:value="152.64">
            <text:p>152.64</text:p>
          </table:table-cell>
          <table:table-cell office:value-type="float" office:value="11243.1">
            <text:p>11243.1</text:p>
          </table:table-cell>
          <table:table-cell office:value-type="float" office:value="66.83">
            <text:p>66.83</text:p>
          </table:table-cell>
          <table:table-cell office:value-type="float" office:value="28.42">
            <text:p>28.42</text:p>
          </table:table-cell>
          <table:table-cell office:value-type="float" office:value="0.42">
            <text:p>0.42</text:p>
          </table:table-cell>
          <table:table-cell office:value-type="float" office:value="0.91">
            <text:p>0.91</text:p>
          </table:table-cell>
          <table:table-cell office:value-type="float" office:value="1.78">
            <text:p>1.78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Ramírez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388987">
            <text:p>388987</text:p>
          </table:table-cell>
          <table:table-cell office:value-type="float" office:value="144.2">
            <text:p>144.2</text:p>
          </table:table-cell>
          <table:table-cell office:value-type="float" office:value="11387.3">
            <text:p>11387.3</text:p>
          </table:table-cell>
          <table:table-cell office:value-type="float" office:value="4.4">
            <text:p>4.4</text:p>
          </table:table-cell>
          <table:table-cell office:value-type="float" office:value="0.29">
            <text:p>0.29</text:p>
          </table:table-cell>
          <table:table-cell office:value-type="float" office:value="0.97">
            <text:p>0.97</text:p>
          </table:table-cell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93.67">
            <text:p>93.67</text:p>
          </table:table-cell>
        </table:table-row>
        <table:table-row table:style-name="ro1">
          <table:table-cell office:value-type="string">
            <text:p>Campbell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371953">
            <text:p>371953</text:p>
          </table:table-cell>
          <table:table-cell office:value-type="float" office:value="137.88">
            <text:p>137.88</text:p>
          </table:table-cell>
          <table:table-cell office:value-type="float" office:value="11525.18">
            <text:p>11525.18</text:p>
          </table:table-cell>
          <table:table-cell office:value-type="float" office:value="76.47">
            <text:p>76.47</text:p>
          </table:table-cell>
          <table:table-cell office:value-type="float" office:value="19.13">
            <text:p>19.13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1.67">
            <text:p>1.67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string">
            <text:p>Mitchell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string">
            <text:p><text:s/>−3</text:p>
          </table:table-cell>
          <table:table-cell office:value-type="float" office:value="367433">
            <text:p>367433</text:p>
          </table:table-cell>
          <table:table-cell office:value-type="float" office:value="136.21">
            <text:p>136.21</text:p>
          </table:table-cell>
          <table:table-cell office:value-type="float" office:value="11661.38">
            <text:p>11661.38</text:p>
          </table:table-cell>
          <table:table-cell office:value-type="float" office:value="63.55">
            <text:p>63.55</text:p>
          </table:table-cell>
          <table:table-cell office:value-type="float" office:value="31.52">
            <text:p>31.52</text:p>
          </table:table-cell>
          <table:table-cell office:value-type="float" office:value="0.39">
            <text:p>0.39</text:p>
          </table:table-cell>
          <table:table-cell office:value-type="float" office:value="0.98">
            <text:p>0.98</text:p>
          </table:table-cell>
          <table:table-cell office:value-type="float" office:value="1.93">
            <text:p>1.93</text:p>
          </table:table-cell>
          <table:table-cell office:value-type="float" office:value="1.63">
            <text:p>1.63</text:p>
          </table:table-cell>
        </table:table-row>
        <table:table-row table:style-name="ro1">
          <table:table-cell office:value-type="string">
            <text:p>Roberts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sy </meta:initial-creator>
    <meta:creation-date>2013-05-14T01:27:28</meta:creation-date>
    <dc:date>2013-05-14T02:29:42</dc:date>
    <dc:creator>Ansy </dc:creator>
    <meta:editing-duration>PT31M54S</meta:editing-duration>
    <meta:editing-cycles>2</meta:editing-cycles>
    <meta:generator>LibreOffice/3.6$Linux_X86_64 LibreOffice_project/360m1$Build-2</meta:generator>
    <meta:document-statistic meta:table-count="4" meta:cell-count="1116" meta:object-count="0"/>
  </office:meta>
</office:document-meta>
</file>